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c4-13" table:style-name="ta1">
        <table:shapes>
          <draw:frame draw:z-index="0" draw:style-name="gr1" draw:text-style-name="P1" svg:width="257.44mm" svg:height="125.11mm" svg:x="158.05mm" svg:y="4.24mm">
            <loext:p draw:notify-on-update-of-ranges="'nc4-13'.A1:'nc4-13'.A353 'nc4-13'.C1:'nc4-13'.C3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5.33mm" svg:height="151.4mm" svg:x="140.7mm" svg:y="133.08mm">
            <loext:p draw:notify-on-update-of-ranges="'nc4-13'.D50:'nc4-13'.D250 'nc4-13'.A50:'nc4-13'.A2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AVERAGE([.B1:.B30])" office:value-type="float" office:value="1.83333333333333" calcext:value-type="float">
            <text:p>1.8333333333</text:p>
          </table:table-cell>
          <table:table-cell table:formula="of:=LN([.C1])" office:value-type="float" office:value="0.606135803570315" calcext:value-type="float">
            <text:p>0.6061358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B2:.B31])" office:value-type="float" office:value="1.83333333333333" calcext:value-type="float">
            <text:p>1.8333333333</text:p>
          </table:table-cell>
          <table:table-cell table:formula="of:=LN([.C2])" office:value-type="float" office:value="0.606135803570315" calcext:value-type="float">
            <text:p>0.6061358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B3:.B32])" office:value-type="float" office:value="1.83333333333333" calcext:value-type="float">
            <text:p>1.8333333333</text:p>
          </table:table-cell>
          <table:table-cell table:formula="of:=LN([.C3])" office:value-type="float" office:value="0.606135803570315" calcext:value-type="float">
            <text:p>0.60613580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AVERAGE([.B4:.B33])" office:value-type="float" office:value="2.7" calcext:value-type="float">
            <text:p>2.7</text:p>
          </table:table-cell>
          <table:table-cell table:formula="of:=LN([.C4])" office:value-type="float" office:value="0.993251773010283" calcext:value-type="float">
            <text:p>0.993251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B5:.B34])" office:value-type="float" office:value="2.7" calcext:value-type="float">
            <text:p>2.7</text:p>
          </table:table-cell>
          <table:table-cell table:formula="of:=LN([.C5])" office:value-type="float" office:value="0.993251773010283" calcext:value-type="float">
            <text:p>0.9932517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AVERAGE([.B6:.B35])" office:value-type="float" office:value="2.7" calcext:value-type="float">
            <text:p>2.7</text:p>
          </table:table-cell>
          <table:table-cell table:formula="of:=LN([.C6])" office:value-type="float" office:value="0.993251773010283" calcext:value-type="float">
            <text:p>0.9932517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AVERAGE([.B7:.B36])" office:value-type="float" office:value="2.7" calcext:value-type="float">
            <text:p>2.7</text:p>
          </table:table-cell>
          <table:table-cell table:formula="of:=LN([.C7])" office:value-type="float" office:value="0.993251773010283" calcext:value-type="float">
            <text:p>0.9932517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AVERAGE([.B8:.B37])" office:value-type="float" office:value="3.7" calcext:value-type="float">
            <text:p>3.7</text:p>
          </table:table-cell>
          <table:table-cell table:formula="of:=LN([.C8])" office:value-type="float" office:value="1.30833281965018" calcext:value-type="float">
            <text:p>1.30833281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AVERAGE([.B9:.B38])" office:value-type="float" office:value="3.7" calcext:value-type="float">
            <text:p>3.7</text:p>
          </table:table-cell>
          <table:table-cell table:formula="of:=LN([.C9])" office:value-type="float" office:value="1.30833281965018" calcext:value-type="float">
            <text:p>1.30833281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AVERAGE([.B10:.B39])" office:value-type="float" office:value="3.7" calcext:value-type="float">
            <text:p>3.7</text:p>
          </table:table-cell>
          <table:table-cell table:formula="of:=LN([.C10])" office:value-type="float" office:value="1.30833281965018" calcext:value-type="float">
            <text:p>1.3083328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AVERAGE([.B11:.B40])" office:value-type="float" office:value="3.7" calcext:value-type="float">
            <text:p>3.7</text:p>
          </table:table-cell>
          <table:table-cell table:formula="of:=LN([.C11])" office:value-type="float" office:value="1.30833281965018" calcext:value-type="float">
            <text:p>1.30833281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AVERAGE([.B12:.B41])" office:value-type="float" office:value="4.43333333333333" calcext:value-type="float">
            <text:p>4.4333333333</text:p>
          </table:table-cell>
          <table:table-cell table:formula="of:=LN([.C12])" office:value-type="float" office:value="1.4891517465596" calcext:value-type="float">
            <text:p>1.48915174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AVERAGE([.B13:.B42])" office:value-type="float" office:value="4.43333333333333" calcext:value-type="float">
            <text:p>4.4333333333</text:p>
          </table:table-cell>
          <table:table-cell table:formula="of:=LN([.C13])" office:value-type="float" office:value="1.4891517465596" calcext:value-type="float">
            <text:p>1.48915174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AVERAGE([.B14:.B43])" office:value-type="float" office:value="4.43333333333333" calcext:value-type="float">
            <text:p>4.4333333333</text:p>
          </table:table-cell>
          <table:table-cell table:formula="of:=LN([.C14])" office:value-type="float" office:value="1.4891517465596" calcext:value-type="float">
            <text:p>1.48915174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AVERAGE([.B15:.B44])" office:value-type="float" office:value="4.43333333333333" calcext:value-type="float">
            <text:p>4.4333333333</text:p>
          </table:table-cell>
          <table:table-cell table:formula="of:=LN([.C15])" office:value-type="float" office:value="1.4891517465596" calcext:value-type="float">
            <text:p>1.48915174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AVERAGE([.B16:.B45])" office:value-type="float" office:value="5.16666666666667" calcext:value-type="float">
            <text:p>5.1666666667</text:p>
          </table:table-cell>
          <table:table-cell table:formula="of:=LN([.C16])" office:value-type="float" office:value="1.64222773525709" calcext:value-type="float">
            <text:p>1.6422277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AVERAGE([.B17:.B46])" office:value-type="float" office:value="5.16666666666667" calcext:value-type="float">
            <text:p>5.1666666667</text:p>
          </table:table-cell>
          <table:table-cell table:formula="of:=LN([.C17])" office:value-type="float" office:value="1.64222773525709" calcext:value-type="float">
            <text:p>1.6422277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AVERAGE([.B18:.B47])" office:value-type="float" office:value="5.1" calcext:value-type="float">
            <text:p>5.1</text:p>
          </table:table-cell>
          <table:table-cell table:formula="of:=LN([.C18])" office:value-type="float" office:value="1.62924053973028" calcext:value-type="float">
            <text:p>1.62924053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AVERAGE([.B19:.B48])" office:value-type="float" office:value="5.1" calcext:value-type="float">
            <text:p>5.1</text:p>
          </table:table-cell>
          <table:table-cell table:formula="of:=LN([.C19])" office:value-type="float" office:value="1.62924053973028" calcext:value-type="float">
            <text:p>1.62924053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AVERAGE([.B20:.B49])" office:value-type="float" office:value="5.66666666666667" calcext:value-type="float">
            <text:p>5.6666666667</text:p>
          </table:table-cell>
          <table:table-cell table:formula="of:=LN([.C20])" office:value-type="float" office:value="1.73460105538811" calcext:value-type="float">
            <text:p>1.7346010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AVERAGE([.B21:.B50])" office:value-type="float" office:value="5.66666666666667" calcext:value-type="float">
            <text:p>5.6666666667</text:p>
          </table:table-cell>
          <table:table-cell table:formula="of:=LN([.C21])" office:value-type="float" office:value="1.73460105538811" calcext:value-type="float">
            <text:p>1.73460105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AVERAGE([.B22:.B51])" office:value-type="float" office:value="5.2" calcext:value-type="float">
            <text:p>5.2</text:p>
          </table:table-cell>
          <table:table-cell table:formula="of:=LN([.C22])" office:value-type="float" office:value="1.64865862558738" calcext:value-type="float">
            <text:p>1.64865862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AVERAGE([.B23:.B52])" office:value-type="float" office:value="5.2" calcext:value-type="float">
            <text:p>5.2</text:p>
          </table:table-cell>
          <table:table-cell table:formula="of:=LN([.C23])" office:value-type="float" office:value="1.64865862558738" calcext:value-type="float">
            <text:p>1.64865862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AVERAGE([.B24:.B53])" office:value-type="float" office:value="5.63333333333333" calcext:value-type="float">
            <text:p>5.6333333333</text:p>
          </table:table-cell>
          <table:table-cell table:formula="of:=LN([.C24])" office:value-type="float" office:value="1.72870133326092" calcext:value-type="float">
            <text:p>1.728701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AVERAGE([.B25:.B54])" office:value-type="float" office:value="5.63333333333333" calcext:value-type="float">
            <text:p>5.6333333333</text:p>
          </table:table-cell>
          <table:table-cell table:formula="of:=LN([.C25])" office:value-type="float" office:value="1.72870133326092" calcext:value-type="float">
            <text:p>1.728701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AVERAGE([.B26:.B55])" office:value-type="float" office:value="5" calcext:value-type="float">
            <text:p>5</text:p>
          </table:table-cell>
          <table:table-cell table:formula="of:=LN([.C26])" office:value-type="float" office:value="1.6094379124341" calcext:value-type="float">
            <text:p>1.60943791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AVERAGE([.B27:.B56])" office:value-type="float" office:value="5" calcext:value-type="float">
            <text:p>5</text:p>
          </table:table-cell>
          <table:table-cell table:formula="of:=LN([.C27])" office:value-type="float" office:value="1.6094379124341" calcext:value-type="float">
            <text:p>1.60943791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AVERAGE([.B28:.B57])" office:value-type="float" office:value="5.4" calcext:value-type="float">
            <text:p>5.4</text:p>
          </table:table-cell>
          <table:table-cell table:formula="of:=LN([.C28])" office:value-type="float" office:value="1.68639895357023" calcext:value-type="float">
            <text:p>1.68639895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AVERAGE([.B29:.B58])" office:value-type="float" office:value="5.4" calcext:value-type="float">
            <text:p>5.4</text:p>
          </table:table-cell>
          <table:table-cell table:formula="of:=LN([.C29])" office:value-type="float" office:value="1.68639895357023" calcext:value-type="float">
            <text:p>1.6863989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AVERAGE([.B30:.B59])" office:value-type="float" office:value="4.73333333333333" calcext:value-type="float">
            <text:p>4.7333333333</text:p>
          </table:table-cell>
          <table:table-cell table:formula="of:=LN([.C30])" office:value-type="float" office:value="1.55462967593911" calcext:value-type="float">
            <text:p>1.55462967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AVERAGE([.B31:.B60])" office:value-type="float" office:value="4.73333333333333" calcext:value-type="float">
            <text:p>4.7333333333</text:p>
          </table:table-cell>
          <table:table-cell table:formula="of:=LN([.C31])" office:value-type="float" office:value="1.55462967593911" calcext:value-type="float">
            <text:p>1.55462967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AVERAGE([.B32:.B61])" office:value-type="float" office:value="5.03333333333333" calcext:value-type="float">
            <text:p>5.0333333333</text:p>
          </table:table-cell>
          <table:table-cell table:formula="of:=LN([.C32])" office:value-type="float" office:value="1.61608245515277" calcext:value-type="float">
            <text:p>1.61608245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AVERAGE([.B33:.B62])" office:value-type="float" office:value="5.03333333333333" calcext:value-type="float">
            <text:p>5.0333333333</text:p>
          </table:table-cell>
          <table:table-cell table:formula="of:=LN([.C33])" office:value-type="float" office:value="1.61608245515277" calcext:value-type="float">
            <text:p>1.61608245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AVERAGE([.B34:.B63])" office:value-type="float" office:value="4.16666666666667" calcext:value-type="float">
            <text:p>4.1666666667</text:p>
          </table:table-cell>
          <table:table-cell table:formula="of:=LN([.C34])" office:value-type="float" office:value="1.42711635564015" calcext:value-type="float">
            <text:p>1.42711635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AVERAGE([.B35:.B64])" office:value-type="float" office:value="4.16666666666667" calcext:value-type="float">
            <text:p>4.1666666667</text:p>
          </table:table-cell>
          <table:table-cell table:formula="of:=LN([.C35])" office:value-type="float" office:value="1.42711635564015" calcext:value-type="float">
            <text:p>1.4271163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AVERAGE([.B36:.B65])" office:value-type="float" office:value="4.36666666666667" calcext:value-type="float">
            <text:p>4.3666666667</text:p>
          </table:table-cell>
          <table:table-cell table:formula="of:=LN([.C36])" office:value-type="float" office:value="1.473999941539" calcext:value-type="float">
            <text:p>1.47399994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AVERAGE([.B37:.B66])" office:value-type="float" office:value="4.36666666666667" calcext:value-type="float">
            <text:p>4.3666666667</text:p>
          </table:table-cell>
          <table:table-cell table:formula="of:=LN([.C37])" office:value-type="float" office:value="1.473999941539" calcext:value-type="float">
            <text:p>1.47399994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AVERAGE([.B38:.B67])" office:value-type="float" office:value="3.36666666666667" calcext:value-type="float">
            <text:p>3.3666666667</text:p>
          </table:table-cell>
          <table:table-cell table:formula="of:=LN([.C38])" office:value-type="float" office:value="1.2139231351791" calcext:value-type="float">
            <text:p>1.21392313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AVERAGE([.B39:.B68])" office:value-type="float" office:value="3.36666666666667" calcext:value-type="float">
            <text:p>3.3666666667</text:p>
          </table:table-cell>
          <table:table-cell table:formula="of:=LN([.C39])" office:value-type="float" office:value="1.2139231351791" calcext:value-type="float">
            <text:p>1.21392313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AVERAGE([.B40:.B69])" office:value-type="float" office:value="3.53333333333333" calcext:value-type="float">
            <text:p>3.5333333333</text:p>
          </table:table-cell>
          <table:table-cell table:formula="of:=LN([.C40])" office:value-type="float" office:value="1.26224171244991" calcext:value-type="float">
            <text:p>1.26224171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AVERAGE([.B41:.B70])" office:value-type="float" office:value="3.53333333333333" calcext:value-type="float">
            <text:p>3.5333333333</text:p>
          </table:table-cell>
          <table:table-cell table:formula="of:=LN([.C41])" office:value-type="float" office:value="1.26224171244991" calcext:value-type="float">
            <text:p>1.26224171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AVERAGE([.B42:.B71])" office:value-type="float" office:value="2.8" calcext:value-type="float">
            <text:p>2.8</text:p>
          </table:table-cell>
          <table:table-cell table:formula="of:=LN([.C42])" office:value-type="float" office:value="1.02961941718116" calcext:value-type="float">
            <text:p>1.02961941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AVERAGE([.B43:.B72])" office:value-type="float" office:value="2.8" calcext:value-type="float">
            <text:p>2.8</text:p>
          </table:table-cell>
          <table:table-cell table:formula="of:=LN([.C43])" office:value-type="float" office:value="1.02961941718116" calcext:value-type="float">
            <text:p>1.02961941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AVERAGE([.B44:.B73])" office:value-type="float" office:value="3.16666666666667" calcext:value-type="float">
            <text:p>3.1666666667</text:p>
          </table:table-cell>
          <table:table-cell table:formula="of:=LN([.C44])" office:value-type="float" office:value="1.15267950993839" calcext:value-type="float">
            <text:p>1.15267950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AVERAGE([.B45:.B74])" office:value-type="float" office:value="3.16666666666667" calcext:value-type="float">
            <text:p>3.1666666667</text:p>
          </table:table-cell>
          <table:table-cell table:formula="of:=LN([.C45])" office:value-type="float" office:value="1.15267950993839" calcext:value-type="float">
            <text:p>1.15267950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AVERAGE([.B46:.B75])" office:value-type="float" office:value="2.43333333333333" calcext:value-type="float">
            <text:p>2.4333333333</text:p>
          </table:table-cell>
          <table:table-cell table:formula="of:=LN([.C46])" office:value-type="float" office:value="0.889262059486236" calcext:value-type="float">
            <text:p>0.88926205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AVERAGE([.B47:.B76])" office:value-type="float" office:value="2.43333333333333" calcext:value-type="float">
            <text:p>2.4333333333</text:p>
          </table:table-cell>
          <table:table-cell table:formula="of:=LN([.C47])" office:value-type="float" office:value="0.889262059486236" calcext:value-type="float">
            <text:p>0.88926205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AVERAGE([.B48:.B77])" office:value-type="float" office:value="2.73333333333333" calcext:value-type="float">
            <text:p>2.7333333333</text:p>
          </table:table-cell>
          <table:table-cell table:formula="of:=LN([.C48])" office:value-type="float" office:value="1.0055218656021" calcext:value-type="float">
            <text:p>1.00552186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formula="of:=AVERAGE([.B49:.B78])" office:value-type="float" office:value="2.73333333333333" calcext:value-type="float">
            <text:p>2.7333333333</text:p>
          </table:table-cell>
          <table:table-cell table:formula="of:=LN([.C49])" office:value-type="float" office:value="1.0055218656021" calcext:value-type="float">
            <text:p>1.00552186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AVERAGE([.B50:.B79])" office:value-type="float" office:value="2.16666666666667" calcext:value-type="float">
            <text:p>2.1666666667</text:p>
          </table:table-cell>
          <table:table-cell table:formula="of:=LN([.C50])" office:value-type="float" office:value="0.773189888233482" calcext:value-type="float">
            <text:p>0.77318988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AVERAGE([.B51:.B80])" office:value-type="float" office:value="2.16666666666667" calcext:value-type="float">
            <text:p>2.1666666667</text:p>
          </table:table-cell>
          <table:table-cell table:formula="of:=LN([.C51])" office:value-type="float" office:value="0.773189888233482" calcext:value-type="float">
            <text:p>0.77318988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AVERAGE([.B52:.B81])" office:value-type="float" office:value="2.33333333333333" calcext:value-type="float">
            <text:p>2.3333333333</text:p>
          </table:table-cell>
          <table:table-cell table:formula="of:=LN([.C52])" office:value-type="float" office:value="0.847297860387204" calcext:value-type="float">
            <text:p>0.84729786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formula="of:=AVERAGE([.B53:.B82])" office:value-type="float" office:value="2.33333333333333" calcext:value-type="float">
            <text:p>2.3333333333</text:p>
          </table:table-cell>
          <table:table-cell table:formula="of:=LN([.C53])" office:value-type="float" office:value="0.847297860387204" calcext:value-type="float">
            <text:p>0.84729786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AVERAGE([.B54:.B83])" office:value-type="float" office:value="1.9" calcext:value-type="float">
            <text:p>1.9</text:p>
          </table:table-cell>
          <table:table-cell table:formula="of:=LN([.C54])" office:value-type="float" office:value="0.641853886172395" calcext:value-type="float">
            <text:p>0.64185388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AVERAGE([.B55:.B84])" office:value-type="float" office:value="1.9" calcext:value-type="float">
            <text:p>1.9</text:p>
          </table:table-cell>
          <table:table-cell table:formula="of:=LN([.C55])" office:value-type="float" office:value="0.641853886172395" calcext:value-type="float">
            <text:p>0.64185388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AVERAGE([.B56:.B85])" office:value-type="float" office:value="2.06666666666667" calcext:value-type="float">
            <text:p>2.0666666667</text:p>
          </table:table-cell>
          <table:table-cell table:formula="of:=LN([.C56])" office:value-type="float" office:value="0.725937003382936" calcext:value-type="float">
            <text:p>0.72593700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AVERAGE([.B57:.B86])" office:value-type="float" office:value="2.06666666666667" calcext:value-type="float">
            <text:p>2.0666666667</text:p>
          </table:table-cell>
          <table:table-cell table:formula="of:=LN([.C57])" office:value-type="float" office:value="0.725937003382936" calcext:value-type="float">
            <text:p>0.72593700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AVERAGE([.B58:.B87])" office:value-type="float" office:value="1.66666666666667" calcext:value-type="float">
            <text:p>1.6666666667</text:p>
          </table:table-cell>
          <table:table-cell table:formula="of:=LN([.C58])" office:value-type="float" office:value="0.510825623765991" calcext:value-type="float">
            <text:p>0.51082562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AVERAGE([.B59:.B88])" office:value-type="float" office:value="1.66666666666667" calcext:value-type="float">
            <text:p>1.6666666667</text:p>
          </table:table-cell>
          <table:table-cell table:formula="of:=LN([.C59])" office:value-type="float" office:value="0.510825623765991" calcext:value-type="float">
            <text:p>0.51082562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AVERAGE([.B60:.B89])" office:value-type="float" office:value="1.83333333333333" calcext:value-type="float">
            <text:p>1.8333333333</text:p>
          </table:table-cell>
          <table:table-cell table:formula="of:=LN([.C60])" office:value-type="float" office:value="0.606135803570315" calcext:value-type="float">
            <text:p>0.60613580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AVERAGE([.B61:.B90])" office:value-type="float" office:value="1.83333333333333" calcext:value-type="float">
            <text:p>1.8333333333</text:p>
          </table:table-cell>
          <table:table-cell table:formula="of:=LN([.C61])" office:value-type="float" office:value="0.606135803570315" calcext:value-type="float">
            <text:p>0.60613580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AVERAGE([.B62:.B91])" office:value-type="float" office:value="1.53333333333333" calcext:value-type="float">
            <text:p>1.5333333333</text:p>
          </table:table-cell>
          <table:table-cell table:formula="of:=LN([.C62])" office:value-type="float" office:value="0.42744401482694" calcext:value-type="float">
            <text:p>0.42744401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AVERAGE([.B63:.B92])" office:value-type="float" office:value="1.53333333333333" calcext:value-type="float">
            <text:p>1.5333333333</text:p>
          </table:table-cell>
          <table:table-cell table:formula="of:=LN([.C63])" office:value-type="float" office:value="0.42744401482694" calcext:value-type="float">
            <text:p>0.42744401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AVERAGE([.B64:.B93])" office:value-type="float" office:value="1.73333333333333" calcext:value-type="float">
            <text:p>1.7333333333</text:p>
          </table:table-cell>
          <table:table-cell table:formula="of:=LN([.C64])" office:value-type="float" office:value="0.550046336919272" calcext:value-type="float">
            <text:p>0.55004633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AVERAGE([.B65:.B94])" office:value-type="float" office:value="1.73333333333333" calcext:value-type="float">
            <text:p>1.7333333333</text:p>
          </table:table-cell>
          <table:table-cell table:formula="of:=LN([.C65])" office:value-type="float" office:value="0.550046336919272" calcext:value-type="float">
            <text:p>0.55004633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AVERAGE([.B66:.B95])" office:value-type="float" office:value="1.53333333333333" calcext:value-type="float">
            <text:p>1.5333333333</text:p>
          </table:table-cell>
          <table:table-cell table:formula="of:=LN([.C66])" office:value-type="float" office:value="0.42744401482694" calcext:value-type="float">
            <text:p>0.42744401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AVERAGE([.B67:.B96])" office:value-type="float" office:value="1.53333333333333" calcext:value-type="float">
            <text:p>1.5333333333</text:p>
          </table:table-cell>
          <table:table-cell table:formula="of:=LN([.C67])" office:value-type="float" office:value="0.42744401482694" calcext:value-type="float">
            <text:p>0.42744401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AVERAGE([.B68:.B97])" office:value-type="float" office:value="1.6" calcext:value-type="float">
            <text:p>1.6</text:p>
          </table:table-cell>
          <table:table-cell table:formula="of:=LN([.C68])" office:value-type="float" office:value="0.470003629245736" calcext:value-type="float">
            <text:p>0.47000362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AVERAGE([.B69:.B98])" office:value-type="float" office:value="1.6" calcext:value-type="float">
            <text:p>1.6</text:p>
          </table:table-cell>
          <table:table-cell table:formula="of:=LN([.C69])" office:value-type="float" office:value="0.470003629245736" calcext:value-type="float">
            <text:p>0.47000362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AVERAGE([.B70:.B99])" office:value-type="float" office:value="1.43333333333333" calcext:value-type="float">
            <text:p>1.4333333333</text:p>
          </table:table-cell>
          <table:table-cell table:formula="of:=LN([.C70])" office:value-type="float" office:value="0.360002734031407" calcext:value-type="float">
            <text:p>0.3600027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AVERAGE([.B71:.B100])" office:value-type="float" office:value="1.43333333333333" calcext:value-type="float">
            <text:p>1.4333333333</text:p>
          </table:table-cell>
          <table:table-cell table:formula="of:=LN([.C71])" office:value-type="float" office:value="0.360002734031407" calcext:value-type="float">
            <text:p>0.3600027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AVERAGE([.B72:.B101])" office:value-type="float" office:value="1.56666666666667" calcext:value-type="float">
            <text:p>1.5666666667</text:p>
          </table:table-cell>
          <table:table-cell table:formula="of:=LN([.C72])" office:value-type="float" office:value="0.448950220047903" calcext:value-type="float">
            <text:p>0.448950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table:formula="of:=AVERAGE([.B73:.B102])" office:value-type="float" office:value="1.56666666666667" calcext:value-type="float">
            <text:p>1.5666666667</text:p>
          </table:table-cell>
          <table:table-cell table:formula="of:=LN([.C73])" office:value-type="float" office:value="0.448950220047903" calcext:value-type="float">
            <text:p>0.448950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AVERAGE([.B74:.B103])" office:value-type="float" office:value="1.2" calcext:value-type="float">
            <text:p>1.2</text:p>
          </table:table-cell>
          <table:table-cell table:formula="of:=LN([.C74])" office:value-type="float" office:value="0.182321556793955" calcext:value-type="float">
            <text:p>0.18232155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AVERAGE([.B75:.B104])" office:value-type="float" office:value="1.2" calcext:value-type="float">
            <text:p>1.2</text:p>
          </table:table-cell>
          <table:table-cell table:formula="of:=LN([.C75])" office:value-type="float" office:value="0.182321556793955" calcext:value-type="float">
            <text:p>0.18232155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AVERAGE([.B76:.B105])" office:value-type="float" office:value="1.4" calcext:value-type="float">
            <text:p>1.4</text:p>
          </table:table-cell>
          <table:table-cell table:formula="of:=LN([.C76])" office:value-type="float" office:value="0.336472236621213" calcext:value-type="float">
            <text:p>0.33647223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AVERAGE([.B77:.B106])" office:value-type="float" office:value="1.4" calcext:value-type="float">
            <text:p>1.4</text:p>
          </table:table-cell>
          <table:table-cell table:formula="of:=LN([.C77])" office:value-type="float" office:value="0.336472236621213" calcext:value-type="float">
            <text:p>0.33647223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AVERAGE([.B78:.B107])" office:value-type="float" office:value="1.1" calcext:value-type="float">
            <text:p>1.1</text:p>
          </table:table-cell>
          <table:table-cell table:formula="of:=LN([.C78])" office:value-type="float" office:value="0.0953101798043249" calcext:value-type="float">
            <text:p>0.09531017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AVERAGE([.B79:.B108])" office:value-type="float" office:value="1.1" calcext:value-type="float">
            <text:p>1.1</text:p>
          </table:table-cell>
          <table:table-cell table:formula="of:=LN([.C79])" office:value-type="float" office:value="0.0953101798043249" calcext:value-type="float">
            <text:p>0.09531017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AVERAGE([.B80:.B109])" office:value-type="float" office:value="1.23333333333333" calcext:value-type="float">
            <text:p>1.2333333333</text:p>
          </table:table-cell>
          <table:table-cell table:formula="of:=LN([.C80])" office:value-type="float" office:value="0.209720530982069" calcext:value-type="float">
            <text:p>0.2097205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AVERAGE([.B81:.B110])" office:value-type="float" office:value="1.23333333333333" calcext:value-type="float">
            <text:p>1.2333333333</text:p>
          </table:table-cell>
          <table:table-cell table:formula="of:=LN([.C81])" office:value-type="float" office:value="0.209720530982069" calcext:value-type="float">
            <text:p>0.2097205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AVERAGE([.B82:.B111])" office:value-type="float" office:value="1.06666666666667" calcext:value-type="float">
            <text:p>1.0666666667</text:p>
          </table:table-cell>
          <table:table-cell table:formula="of:=LN([.C82])" office:value-type="float" office:value="0.0645385211375712" calcext:value-type="float">
            <text:p>0.06453852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AVERAGE([.B83:.B112])" office:value-type="float" office:value="1.06666666666667" calcext:value-type="float">
            <text:p>1.0666666667</text:p>
          </table:table-cell>
          <table:table-cell table:formula="of:=LN([.C83])" office:value-type="float" office:value="0.0645385211375712" calcext:value-type="float">
            <text:p>0.06453852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AVERAGE([.B84:.B113])" office:value-type="float" office:value="1.16666666666667" calcext:value-type="float">
            <text:p>1.1666666667</text:p>
          </table:table-cell>
          <table:table-cell table:formula="of:=LN([.C84])" office:value-type="float" office:value="0.154150679827258" calcext:value-type="float">
            <text:p>0.15415067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formula="of:=AVERAGE([.B85:.B114])" office:value-type="float" office:value="1.16666666666667" calcext:value-type="float">
            <text:p>1.1666666667</text:p>
          </table:table-cell>
          <table:table-cell table:formula="of:=LN([.C85])" office:value-type="float" office:value="0.154150679827258" calcext:value-type="float">
            <text:p>0.15415067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AVERAGE([.B86:.B115])" office:value-type="float" office:value="1" calcext:value-type="float">
            <text:p>1</text:p>
          </table:table-cell>
          <table:table-cell table:formula="of:=LN([.C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AVERAGE([.B87:.B116])" office:value-type="float" office:value="1" calcext:value-type="float">
            <text:p>1</text:p>
          </table:table-cell>
          <table:table-cell table:formula="of:=LN([.C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AVERAGE([.B88:.B117])" office:value-type="float" office:value="1.1" calcext:value-type="float">
            <text:p>1.1</text:p>
          </table:table-cell>
          <table:table-cell table:formula="of:=LN([.C88])" office:value-type="float" office:value="0.0953101798043249" calcext:value-type="float">
            <text:p>0.09531017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AVERAGE([.B89:.B118])" office:value-type="float" office:value="1.1" calcext:value-type="float">
            <text:p>1.1</text:p>
          </table:table-cell>
          <table:table-cell table:formula="of:=LN([.C89])" office:value-type="float" office:value="0.0953101798043249" calcext:value-type="float">
            <text:p>0.09531017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AVERAGE([.B90:.B119])" office:value-type="float" office:value="0.933333333333333" calcext:value-type="float">
            <text:p>0.9333333333</text:p>
          </table:table-cell>
          <table:table-cell table:formula="of:=LN([.C90])" office:value-type="float" office:value="-0.0689928714869514" calcext:value-type="float">
            <text:p>-0.06899287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AVERAGE([.B91:.B120])" office:value-type="float" office:value="0.933333333333333" calcext:value-type="float">
            <text:p>0.9333333333</text:p>
          </table:table-cell>
          <table:table-cell table:formula="of:=LN([.C91])" office:value-type="float" office:value="-0.0689928714869514" calcext:value-type="float">
            <text:p>-0.06899287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AVERAGE([.B92:.B121])" office:value-type="float" office:value="1.1" calcext:value-type="float">
            <text:p>1.1</text:p>
          </table:table-cell>
          <table:table-cell table:formula="of:=LN([.C92])" office:value-type="float" office:value="0.0953101798043249" calcext:value-type="float">
            <text:p>0.09531017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table:formula="of:=AVERAGE([.B93:.B122])" office:value-type="float" office:value="1.1" calcext:value-type="float">
            <text:p>1.1</text:p>
          </table:table-cell>
          <table:table-cell table:formula="of:=LN([.C93])" office:value-type="float" office:value="0.0953101798043249" calcext:value-type="float">
            <text:p>0.09531017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AVERAGE([.B94:.B123])" office:value-type="float" office:value="0.9" calcext:value-type="float">
            <text:p>0.9</text:p>
          </table:table-cell>
          <table:table-cell table:formula="of:=LN([.C94])" office:value-type="float" office:value="-0.105360515657826" calcext:value-type="float">
            <text:p>-0.10536051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AVERAGE([.B95:.B124])" office:value-type="float" office:value="0.9" calcext:value-type="float">
            <text:p>0.9</text:p>
          </table:table-cell>
          <table:table-cell table:formula="of:=LN([.C95])" office:value-type="float" office:value="-0.105360515657826" calcext:value-type="float">
            <text:p>-0.10536051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AVERAGE([.B96:.B125])" office:value-type="float" office:value="0.966666666666667" calcext:value-type="float">
            <text:p>0.9666666667</text:p>
          </table:table-cell>
          <table:table-cell table:formula="of:=LN([.C96])" office:value-type="float" office:value="-0.0339015516756813" calcext:value-type="float">
            <text:p>-0.03390155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AVERAGE([.B97:.B126])" office:value-type="float" office:value="0.966666666666667" calcext:value-type="float">
            <text:p>0.9666666667</text:p>
          </table:table-cell>
          <table:table-cell table:formula="of:=LN([.C97])" office:value-type="float" office:value="-0.0339015516756813" calcext:value-type="float">
            <text:p>-0.03390155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AVERAGE([.B98:.B127])" office:value-type="float" office:value="0.9" calcext:value-type="float">
            <text:p>0.9</text:p>
          </table:table-cell>
          <table:table-cell table:formula="of:=LN([.C98])" office:value-type="float" office:value="-0.105360515657826" calcext:value-type="float">
            <text:p>-0.10536051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AVERAGE([.B99:.B128])" office:value-type="float" office:value="0.9" calcext:value-type="float">
            <text:p>0.9</text:p>
          </table:table-cell>
          <table:table-cell table:formula="of:=LN([.C99])" office:value-type="float" office:value="-0.105360515657826" calcext:value-type="float">
            <text:p>-0.10536051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AVERAGE([.B100:.B129])" office:value-type="float" office:value="0.966666666666667" calcext:value-type="float">
            <text:p>0.9666666667</text:p>
          </table:table-cell>
          <table:table-cell table:formula="of:=LN([.C100])" office:value-type="float" office:value="-0.0339015516756813" calcext:value-type="float">
            <text:p>-0.03390155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AVERAGE([.B101:.B130])" office:value-type="float" office:value="0.966666666666667" calcext:value-type="float">
            <text:p>0.9666666667</text:p>
          </table:table-cell>
          <table:table-cell table:formula="of:=LN([.C101])" office:value-type="float" office:value="-0.0339015516756813" calcext:value-type="float">
            <text:p>-0.03390155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AVERAGE([.B102:.B131])" office:value-type="float" office:value="0.833333333333333" calcext:value-type="float">
            <text:p>0.8333333333</text:p>
          </table:table-cell>
          <table:table-cell table:formula="of:=LN([.C102])" office:value-type="float" office:value="-0.182321556793955" calcext:value-type="float">
            <text:p>-0.18232155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AVERAGE([.B103:.B132])" office:value-type="float" office:value="0.833333333333333" calcext:value-type="float">
            <text:p>0.8333333333</text:p>
          </table:table-cell>
          <table:table-cell table:formula="of:=LN([.C103])" office:value-type="float" office:value="-0.182321556793955" calcext:value-type="float">
            <text:p>-0.18232155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AVERAGE([.B104:.B133])" office:value-type="float" office:value="0.966666666666667" calcext:value-type="float">
            <text:p>0.9666666667</text:p>
          </table:table-cell>
          <table:table-cell table:formula="of:=LN([.C104])" office:value-type="float" office:value="-0.0339015516756813" calcext:value-type="float">
            <text:p>-0.03390155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formula="of:=AVERAGE([.B105:.B134])" office:value-type="float" office:value="0.966666666666667" calcext:value-type="float">
            <text:p>0.9666666667</text:p>
          </table:table-cell>
          <table:table-cell table:formula="of:=LN([.C105])" office:value-type="float" office:value="-0.0339015516756813" calcext:value-type="float">
            <text:p>-0.03390155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AVERAGE([.B106:.B135])" office:value-type="float" office:value="0.766666666666667" calcext:value-type="float">
            <text:p>0.7666666667</text:p>
          </table:table-cell>
          <table:table-cell table:formula="of:=LN([.C106])" office:value-type="float" office:value="-0.265703165733006" calcext:value-type="float">
            <text:p>-0.26570316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AVERAGE([.B107:.B136])" office:value-type="float" office:value="0.766666666666667" calcext:value-type="float">
            <text:p>0.7666666667</text:p>
          </table:table-cell>
          <table:table-cell table:formula="of:=LN([.C107])" office:value-type="float" office:value="-0.265703165733006" calcext:value-type="float">
            <text:p>-0.26570316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AVERAGE([.B108:.B137])" office:value-type="float" office:value="0.833333333333333" calcext:value-type="float">
            <text:p>0.8333333333</text:p>
          </table:table-cell>
          <table:table-cell table:formula="of:=LN([.C108])" office:value-type="float" office:value="-0.182321556793955" calcext:value-type="float">
            <text:p>-0.18232155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formula="of:=AVERAGE([.B109:.B138])" office:value-type="float" office:value="0.833333333333333" calcext:value-type="float">
            <text:p>0.8333333333</text:p>
          </table:table-cell>
          <table:table-cell table:formula="of:=LN([.C109])" office:value-type="float" office:value="-0.182321556793955" calcext:value-type="float">
            <text:p>-0.18232155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AVERAGE([.B110:.B139])" office:value-type="float" office:value="0.7" calcext:value-type="float">
            <text:p>0.7</text:p>
          </table:table-cell>
          <table:table-cell table:formula="of:=LN([.C110])" office:value-type="float" office:value="-0.356674943938732" calcext:value-type="float">
            <text:p>-0.35667494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AVERAGE([.B111:.B140])" office:value-type="float" office:value="0.7" calcext:value-type="float">
            <text:p>0.7</text:p>
          </table:table-cell>
          <table:table-cell table:formula="of:=LN([.C111])" office:value-type="float" office:value="-0.356674943938732" calcext:value-type="float">
            <text:p>-0.35667494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AVERAGE([.B112:.B141])" office:value-type="float" office:value="0.766666666666667" calcext:value-type="float">
            <text:p>0.7666666667</text:p>
          </table:table-cell>
          <table:table-cell table:formula="of:=LN([.C112])" office:value-type="float" office:value="-0.265703165733006" calcext:value-type="float">
            <text:p>-0.26570316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formula="of:=AVERAGE([.B113:.B142])" office:value-type="float" office:value="0.766666666666667" calcext:value-type="float">
            <text:p>0.7666666667</text:p>
          </table:table-cell>
          <table:table-cell table:formula="of:=LN([.C113])" office:value-type="float" office:value="-0.265703165733006" calcext:value-type="float">
            <text:p>-0.265703165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AVERAGE([.B114:.B143])" office:value-type="float" office:value="0.666666666666667" calcext:value-type="float">
            <text:p>0.6666666667</text:p>
          </table:table-cell>
          <table:table-cell table:formula="of:=LN([.C114])" office:value-type="float" office:value="-0.405465108108164" calcext:value-type="float">
            <text:p>-0.40546510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AVERAGE([.B115:.B144])" office:value-type="float" office:value="0.666666666666667" calcext:value-type="float">
            <text:p>0.6666666667</text:p>
          </table:table-cell>
          <table:table-cell table:formula="of:=LN([.C115])" office:value-type="float" office:value="-0.405465108108164" calcext:value-type="float">
            <text:p>-0.40546510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AVERAGE([.B116:.B145])" office:value-type="float" office:value="0.733333333333333" calcext:value-type="float">
            <text:p>0.7333333333</text:p>
          </table:table-cell>
          <table:table-cell table:formula="of:=LN([.C116])" office:value-type="float" office:value="-0.31015492830384" calcext:value-type="float">
            <text:p>-0.310154928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AVERAGE([.B117:.B146])" office:value-type="float" office:value="0.733333333333333" calcext:value-type="float">
            <text:p>0.7333333333</text:p>
          </table:table-cell>
          <table:table-cell table:formula="of:=LN([.C117])" office:value-type="float" office:value="-0.31015492830384" calcext:value-type="float">
            <text:p>-0.310154928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AVERAGE([.B118:.B147])" office:value-type="float" office:value="0.633333333333333" calcext:value-type="float">
            <text:p>0.6333333333</text:p>
          </table:table-cell>
          <table:table-cell table:formula="of:=LN([.C118])" office:value-type="float" office:value="-0.456758402495715" calcext:value-type="float">
            <text:p>-0.45675840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AVERAGE([.B119:.B148])" office:value-type="float" office:value="0.633333333333333" calcext:value-type="float">
            <text:p>0.6333333333</text:p>
          </table:table-cell>
          <table:table-cell table:formula="of:=LN([.C119])" office:value-type="float" office:value="-0.456758402495715" calcext:value-type="float">
            <text:p>-0.45675840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AVERAGE([.B120:.B149])" office:value-type="float" office:value="0.7" calcext:value-type="float">
            <text:p>0.7</text:p>
          </table:table-cell>
          <table:table-cell table:formula="of:=LN([.C120])" office:value-type="float" office:value="-0.356674943938732" calcext:value-type="float">
            <text:p>-0.35667494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AVERAGE([.B121:.B150])" office:value-type="float" office:value="0.7" calcext:value-type="float">
            <text:p>0.7</text:p>
          </table:table-cell>
          <table:table-cell table:formula="of:=LN([.C121])" office:value-type="float" office:value="-0.356674943938732" calcext:value-type="float">
            <text:p>-0.35667494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AVERAGE([.B122:.B151])" office:value-type="float" office:value="0.533333333333333" calcext:value-type="float">
            <text:p>0.5333333333</text:p>
          </table:table-cell>
          <table:table-cell table:formula="of:=LN([.C122])" office:value-type="float" office:value="-0.628608659422374" calcext:value-type="float">
            <text:p>-0.62860865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AVERAGE([.B123:.B152])" office:value-type="float" office:value="0.533333333333333" calcext:value-type="float">
            <text:p>0.5333333333</text:p>
          </table:table-cell>
          <table:table-cell table:formula="of:=LN([.C123])" office:value-type="float" office:value="-0.628608659422374" calcext:value-type="float">
            <text:p>-0.62860865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AVERAGE([.B124:.B153])" office:value-type="float" office:value="0.6" calcext:value-type="float">
            <text:p>0.6</text:p>
          </table:table-cell>
          <table:table-cell table:formula="of:=LN([.C124])" office:value-type="float" office:value="-0.510825623765991" calcext:value-type="float">
            <text:p>-0.51082562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AVERAGE([.B125:.B154])" office:value-type="float" office:value="0.6" calcext:value-type="float">
            <text:p>0.6</text:p>
          </table:table-cell>
          <table:table-cell table:formula="of:=LN([.C125])" office:value-type="float" office:value="-0.510825623765991" calcext:value-type="float">
            <text:p>-0.51082562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AVERAGE([.B126:.B155])" office:value-type="float" office:value="0.533333333333333" calcext:value-type="float">
            <text:p>0.5333333333</text:p>
          </table:table-cell>
          <table:table-cell table:formula="of:=LN([.C126])" office:value-type="float" office:value="-0.628608659422374" calcext:value-type="float">
            <text:p>-0.628608659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AVERAGE([.B127:.B156])" office:value-type="float" office:value="0.533333333333333" calcext:value-type="float">
            <text:p>0.5333333333</text:p>
          </table:table-cell>
          <table:table-cell table:formula="of:=LN([.C127])" office:value-type="float" office:value="-0.628608659422374" calcext:value-type="float">
            <text:p>-0.62860865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AVERAGE([.B128:.B157])" office:value-type="float" office:value="0.7" calcext:value-type="float">
            <text:p>0.7</text:p>
          </table:table-cell>
          <table:table-cell table:formula="of:=LN([.C128])" office:value-type="float" office:value="-0.356674943938732" calcext:value-type="float">
            <text:p>-0.35667494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AVERAGE([.B129:.B158])" office:value-type="float" office:value="0.7" calcext:value-type="float">
            <text:p>0.7</text:p>
          </table:table-cell>
          <table:table-cell table:formula="of:=LN([.C129])" office:value-type="float" office:value="-0.356674943938732" calcext:value-type="float">
            <text:p>-0.35667494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AVERAGE([.B130:.B159])" office:value-type="float" office:value="0.633333333333333" calcext:value-type="float">
            <text:p>0.6333333333</text:p>
          </table:table-cell>
          <table:table-cell table:formula="of:=LN([.C130])" office:value-type="float" office:value="-0.456758402495715" calcext:value-type="float">
            <text:p>-0.45675840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AVERAGE([.B131:.B160])" office:value-type="float" office:value="0.633333333333333" calcext:value-type="float">
            <text:p>0.6333333333</text:p>
          </table:table-cell>
          <table:table-cell table:formula="of:=LN([.C131])" office:value-type="float" office:value="-0.456758402495715" calcext:value-type="float">
            <text:p>-0.45675840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AVERAGE([.B132:.B161])" office:value-type="float" office:value="0.666666666666667" calcext:value-type="float">
            <text:p>0.6666666667</text:p>
          </table:table-cell>
          <table:table-cell table:formula="of:=LN([.C132])" office:value-type="float" office:value="-0.405465108108164" calcext:value-type="float">
            <text:p>-0.40546510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AVERAGE([.B133:.B162])" office:value-type="float" office:value="0.666666666666667" calcext:value-type="float">
            <text:p>0.6666666667</text:p>
          </table:table-cell>
          <table:table-cell table:formula="of:=LN([.C133])" office:value-type="float" office:value="-0.405465108108164" calcext:value-type="float">
            <text:p>-0.405465108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AVERAGE([.B134:.B163])" office:value-type="float" office:value="0.533333333333333" calcext:value-type="float">
            <text:p>0.5333333333</text:p>
          </table:table-cell>
          <table:table-cell table:formula="of:=LN([.C134])" office:value-type="float" office:value="-0.628608659422374" calcext:value-type="float">
            <text:p>-0.62860865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AVERAGE([.B135:.B164])" office:value-type="float" office:value="0.533333333333333" calcext:value-type="float">
            <text:p>0.5333333333</text:p>
          </table:table-cell>
          <table:table-cell table:formula="of:=LN([.C135])" office:value-type="float" office:value="-0.628608659422374" calcext:value-type="float">
            <text:p>-0.62860865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AVERAGE([.B136:.B165])" office:value-type="float" office:value="0.6" calcext:value-type="float">
            <text:p>0.6</text:p>
          </table:table-cell>
          <table:table-cell table:formula="of:=LN([.C136])" office:value-type="float" office:value="-0.510825623765991" calcext:value-type="float">
            <text:p>-0.51082562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formula="of:=AVERAGE([.B137:.B166])" office:value-type="float" office:value="0.6" calcext:value-type="float">
            <text:p>0.6</text:p>
          </table:table-cell>
          <table:table-cell table:formula="of:=LN([.C137])" office:value-type="float" office:value="-0.510825623765991" calcext:value-type="float">
            <text:p>-0.51082562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AVERAGE([.B138:.B167])" office:value-type="float" office:value="0.533333333333333" calcext:value-type="float">
            <text:p>0.5333333333</text:p>
          </table:table-cell>
          <table:table-cell table:formula="of:=LN([.C138])" office:value-type="float" office:value="-0.628608659422374" calcext:value-type="float">
            <text:p>-0.62860865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AVERAGE([.B139:.B168])" office:value-type="float" office:value="0.533333333333333" calcext:value-type="float">
            <text:p>0.5333333333</text:p>
          </table:table-cell>
          <table:table-cell table:formula="of:=LN([.C139])" office:value-type="float" office:value="-0.628608659422374" calcext:value-type="float">
            <text:p>-0.62860865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AVERAGE([.B140:.B169])" office:value-type="float" office:value="0.533333333333333" calcext:value-type="float">
            <text:p>0.5333333333</text:p>
          </table:table-cell>
          <table:table-cell table:formula="of:=LN([.C140])" office:value-type="float" office:value="-0.628608659422374" calcext:value-type="float">
            <text:p>-0.62860865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formula="of:=AVERAGE([.B141:.B170])" office:value-type="float" office:value="0.533333333333333" calcext:value-type="float">
            <text:p>0.5333333333</text:p>
          </table:table-cell>
          <table:table-cell table:formula="of:=LN([.C141])" office:value-type="float" office:value="-0.628608659422374" calcext:value-type="float">
            <text:p>-0.62860865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AVERAGE([.B142:.B171])" office:value-type="float" office:value="0.466666666666667" calcext:value-type="float">
            <text:p>0.4666666667</text:p>
          </table:table-cell>
          <table:table-cell table:formula="of:=LN([.C142])" office:value-type="float" office:value="-0.762140052046897" calcext:value-type="float">
            <text:p>-0.76214005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AVERAGE([.B143:.B172])" office:value-type="float" office:value="0.466666666666667" calcext:value-type="float">
            <text:p>0.4666666667</text:p>
          </table:table-cell>
          <table:table-cell table:formula="of:=LN([.C143])" office:value-type="float" office:value="-0.762140052046897" calcext:value-type="float">
            <text:p>-0.7621400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AVERAGE([.B144:.B173])" office:value-type="float" office:value="0.466666666666667" calcext:value-type="float">
            <text:p>0.4666666667</text:p>
          </table:table-cell>
          <table:table-cell table:formula="of:=LN([.C144])" office:value-type="float" office:value="-0.762140052046897" calcext:value-type="float">
            <text:p>-0.7621400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AVERAGE([.B145:.B174])" office:value-type="float" office:value="0.466666666666667" calcext:value-type="float">
            <text:p>0.4666666667</text:p>
          </table:table-cell>
          <table:table-cell table:formula="of:=LN([.C145])" office:value-type="float" office:value="-0.762140052046897" calcext:value-type="float">
            <text:p>-0.7621400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AVERAGE([.B146:.B175])" office:value-type="float" office:value="0.4" calcext:value-type="float">
            <text:p>0.4</text:p>
          </table:table-cell>
          <table:table-cell table:formula="of:=LN([.C146])" office:value-type="float" office:value="-0.916290731874155" calcext:value-type="float">
            <text:p>-0.916290731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formula="of:=AVERAGE([.B147:.B176])" office:value-type="float" office:value="0.4" calcext:value-type="float">
            <text:p>0.4</text:p>
          </table:table-cell>
          <table:table-cell table:formula="of:=LN([.C147])" office:value-type="float" office:value="-0.916290731874155" calcext:value-type="float">
            <text:p>-0.91629073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AVERAGE([.B148:.B177])" office:value-type="float" office:value="0.4" calcext:value-type="float">
            <text:p>0.4</text:p>
          </table:table-cell>
          <table:table-cell table:formula="of:=LN([.C148])" office:value-type="float" office:value="-0.916290731874155" calcext:value-type="float">
            <text:p>-0.91629073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formula="of:=AVERAGE([.B149:.B178])" office:value-type="float" office:value="0.4" calcext:value-type="float">
            <text:p>0.4</text:p>
          </table:table-cell>
          <table:table-cell table:formula="of:=LN([.C149])" office:value-type="float" office:value="-0.916290731874155" calcext:value-type="float">
            <text:p>-0.91629073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AVERAGE([.B150:.B179])" office:value-type="float" office:value="0.333333333333333" calcext:value-type="float">
            <text:p>0.3333333333</text:p>
          </table:table-cell>
          <table:table-cell table:formula="of:=LN([.C150])" office:value-type="float" office:value="-1.09861228866811" calcext:value-type="float">
            <text:p>-1.09861228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AVERAGE([.B151:.B180])" office:value-type="float" office:value="0.333333333333333" calcext:value-type="float">
            <text:p>0.3333333333</text:p>
          </table:table-cell>
          <table:table-cell table:formula="of:=LN([.C151])" office:value-type="float" office:value="-1.09861228866811" calcext:value-type="float">
            <text:p>-1.09861228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formula="of:=AVERAGE([.B152:.B181])" office:value-type="float" office:value="0.366666666666667" calcext:value-type="float">
            <text:p>0.3666666667</text:p>
          </table:table-cell>
          <table:table-cell table:formula="of:=LN([.C152])" office:value-type="float" office:value="-1.00330210886378" calcext:value-type="float">
            <text:p>-1.00330210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AVERAGE([.B153:.B182])" office:value-type="float" office:value="0.366666666666667" calcext:value-type="float">
            <text:p>0.3666666667</text:p>
          </table:table-cell>
          <table:table-cell table:formula="of:=LN([.C153])" office:value-type="float" office:value="-1.00330210886378" calcext:value-type="float">
            <text:p>-1.00330210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AVERAGE([.B154:.B183])" office:value-type="float" office:value="0.3" calcext:value-type="float">
            <text:p>0.3</text:p>
          </table:table-cell>
          <table:table-cell table:formula="of:=LN([.C154])" office:value-type="float" office:value="-1.20397280432594" calcext:value-type="float">
            <text:p>-1.20397280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AVERAGE([.B155:.B184])" office:value-type="float" office:value="0.3" calcext:value-type="float">
            <text:p>0.3</text:p>
          </table:table-cell>
          <table:table-cell table:formula="of:=LN([.C155])" office:value-type="float" office:value="-1.20397280432594" calcext:value-type="float">
            <text:p>-1.20397280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AVERAGE([.B156:.B185])" office:value-type="float" office:value="0.3" calcext:value-type="float">
            <text:p>0.3</text:p>
          </table:table-cell>
          <table:table-cell table:formula="of:=LN([.C156])" office:value-type="float" office:value="-1.20397280432594" calcext:value-type="float">
            <text:p>-1.20397280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AVERAGE([.B157:.B186])" office:value-type="float" office:value="0.3" calcext:value-type="float">
            <text:p>0.3</text:p>
          </table:table-cell>
          <table:table-cell table:formula="of:=LN([.C157])" office:value-type="float" office:value="-1.20397280432594" calcext:value-type="float">
            <text:p>-1.203972804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AVERAGE([.B158:.B187])" office:value-type="float" office:value="0.133333333333333" calcext:value-type="float">
            <text:p>0.1333333333</text:p>
          </table:table-cell>
          <table:table-cell table:formula="of:=LN([.C158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AVERAGE([.B159:.B188])" office:value-type="float" office:value="0.133333333333333" calcext:value-type="float">
            <text:p>0.1333333333</text:p>
          </table:table-cell>
          <table:table-cell table:formula="of:=LN([.C159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AVERAGE([.B160:.B189])" office:value-type="float" office:value="0.133333333333333" calcext:value-type="float">
            <text:p>0.1333333333</text:p>
          </table:table-cell>
          <table:table-cell table:formula="of:=LN([.C160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AVERAGE([.B161:.B190])" office:value-type="float" office:value="0.133333333333333" calcext:value-type="float">
            <text:p>0.1333333333</text:p>
          </table:table-cell>
          <table:table-cell table:formula="of:=LN([.C161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AVERAGE([.B162:.B191])" office:value-type="float" office:value="0.1" calcext:value-type="float">
            <text:p>0.1</text:p>
          </table:table-cell>
          <table:table-cell table:formula="of:=LN([.C162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AVERAGE([.B163:.B192])" office:value-type="float" office:value="0.1" calcext:value-type="float">
            <text:p>0.1</text:p>
          </table:table-cell>
          <table:table-cell table:formula="of:=LN([.C163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AVERAGE([.B164:.B193])" office:value-type="float" office:value="0.133333333333333" calcext:value-type="float">
            <text:p>0.1333333333</text:p>
          </table:table-cell>
          <table:table-cell table:formula="of:=LN([.C164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formula="of:=AVERAGE([.B165:.B194])" office:value-type="float" office:value="0.133333333333333" calcext:value-type="float">
            <text:p>0.1333333333</text:p>
          </table:table-cell>
          <table:table-cell table:formula="of:=LN([.C165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AVERAGE([.B166:.B195])" office:value-type="float" office:value="0.0666666666666667" calcext:value-type="float">
            <text:p>0.0666666667</text:p>
          </table:table-cell>
          <table:table-cell table:formula="of:=LN([.C166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AVERAGE([.B167:.B196])" office:value-type="float" office:value="0.0666666666666667" calcext:value-type="float">
            <text:p>0.0666666667</text:p>
          </table:table-cell>
          <table:table-cell table:formula="of:=LN([.C167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AVERAGE([.B168:.B197])" office:value-type="float" office:value="0.0666666666666667" calcext:value-type="float">
            <text:p>0.0666666667</text:p>
          </table:table-cell>
          <table:table-cell table:formula="of:=LN([.C168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AVERAGE([.B169:.B198])" office:value-type="float" office:value="0.0666666666666667" calcext:value-type="float">
            <text:p>0.0666666667</text:p>
          </table:table-cell>
          <table:table-cell table:formula="of:=LN([.C169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AVERAGE([.B170:.B199])" office:value-type="float" office:value="0.0666666666666667" calcext:value-type="float">
            <text:p>0.0666666667</text:p>
          </table:table-cell>
          <table:table-cell table:formula="of:=LN([.C170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AVERAGE([.B171:.B200])" office:value-type="float" office:value="0.0666666666666667" calcext:value-type="float">
            <text:p>0.0666666667</text:p>
          </table:table-cell>
          <table:table-cell table:formula="of:=LN([.C171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AVERAGE([.B172:.B201])" office:value-type="float" office:value="0.133333333333333" calcext:value-type="float">
            <text:p>0.1333333333</text:p>
          </table:table-cell>
          <table:table-cell table:formula="of:=LN([.C172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AVERAGE([.B173:.B202])" office:value-type="float" office:value="0.133333333333333" calcext:value-type="float">
            <text:p>0.1333333333</text:p>
          </table:table-cell>
          <table:table-cell table:formula="of:=LN([.C173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AVERAGE([.B174:.B203])" office:value-type="float" office:value="0.133333333333333" calcext:value-type="float">
            <text:p>0.1333333333</text:p>
          </table:table-cell>
          <table:table-cell table:formula="of:=LN([.C174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AVERAGE([.B175:.B204])" office:value-type="float" office:value="0.133333333333333" calcext:value-type="float">
            <text:p>0.1333333333</text:p>
          </table:table-cell>
          <table:table-cell table:formula="of:=LN([.C175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AVERAGE([.B176:.B205])" office:value-type="float" office:value="0.133333333333333" calcext:value-type="float">
            <text:p>0.1333333333</text:p>
          </table:table-cell>
          <table:table-cell table:formula="of:=LN([.C176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AVERAGE([.B177:.B206])" office:value-type="float" office:value="0.133333333333333" calcext:value-type="float">
            <text:p>0.1333333333</text:p>
          </table:table-cell>
          <table:table-cell table:formula="of:=LN([.C177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AVERAGE([.B178:.B207])" office:value-type="float" office:value="0.133333333333333" calcext:value-type="float">
            <text:p>0.1333333333</text:p>
          </table:table-cell>
          <table:table-cell table:formula="of:=LN([.C178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formula="of:=AVERAGE([.B179:.B208])" office:value-type="float" office:value="0.133333333333333" calcext:value-type="float">
            <text:p>0.1333333333</text:p>
          </table:table-cell>
          <table:table-cell table:formula="of:=LN([.C179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AVERAGE([.B180:.B209])" office:value-type="float" office:value="0.166666666666667" calcext:value-type="float">
            <text:p>0.1666666667</text:p>
          </table:table-cell>
          <table:table-cell table:formula="of:=LN([.C180])" office:value-type="float" office:value="-1.79175946922806" calcext:value-type="float">
            <text:p>-1.79175946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AVERAGE([.B181:.B210])" office:value-type="float" office:value="0.166666666666667" calcext:value-type="float">
            <text:p>0.1666666667</text:p>
          </table:table-cell>
          <table:table-cell table:formula="of:=LN([.C181])" office:value-type="float" office:value="-1.79175946922806" calcext:value-type="float">
            <text:p>-1.791759469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AVERAGE([.B182:.B211])" office:value-type="float" office:value="0.133333333333333" calcext:value-type="float">
            <text:p>0.1333333333</text:p>
          </table:table-cell>
          <table:table-cell table:formula="of:=LN([.C182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AVERAGE([.B183:.B212])" office:value-type="float" office:value="0.133333333333333" calcext:value-type="float">
            <text:p>0.1333333333</text:p>
          </table:table-cell>
          <table:table-cell table:formula="of:=LN([.C183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AVERAGE([.B184:.B213])" office:value-type="float" office:value="0.133333333333333" calcext:value-type="float">
            <text:p>0.1333333333</text:p>
          </table:table-cell>
          <table:table-cell table:formula="of:=LN([.C184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AVERAGE([.B185:.B214])" office:value-type="float" office:value="0.133333333333333" calcext:value-type="float">
            <text:p>0.1333333333</text:p>
          </table:table-cell>
          <table:table-cell table:formula="of:=LN([.C185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AVERAGE([.B186:.B215])" office:value-type="float" office:value="0.133333333333333" calcext:value-type="float">
            <text:p>0.1333333333</text:p>
          </table:table-cell>
          <table:table-cell table:formula="of:=LN([.C186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formula="of:=AVERAGE([.B187:.B216])" office:value-type="float" office:value="0.133333333333333" calcext:value-type="float">
            <text:p>0.1333333333</text:p>
          </table:table-cell>
          <table:table-cell table:formula="of:=LN([.C187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AVERAGE([.B188:.B217])" office:value-type="float" office:value="0.133333333333333" calcext:value-type="float">
            <text:p>0.1333333333</text:p>
          </table:table-cell>
          <table:table-cell table:formula="of:=LN([.C188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AVERAGE([.B189:.B218])" office:value-type="float" office:value="0.133333333333333" calcext:value-type="float">
            <text:p>0.1333333333</text:p>
          </table:table-cell>
          <table:table-cell table:formula="of:=LN([.C189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AVERAGE([.B190:.B219])" office:value-type="float" office:value="0.133333333333333" calcext:value-type="float">
            <text:p>0.1333333333</text:p>
          </table:table-cell>
          <table:table-cell table:formula="of:=LN([.C190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AVERAGE([.B191:.B220])" office:value-type="float" office:value="0.133333333333333" calcext:value-type="float">
            <text:p>0.1333333333</text:p>
          </table:table-cell>
          <table:table-cell table:formula="of:=LN([.C191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AVERAGE([.B192:.B221])" office:value-type="float" office:value="0.133333333333333" calcext:value-type="float">
            <text:p>0.1333333333</text:p>
          </table:table-cell>
          <table:table-cell table:formula="of:=LN([.C192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formula="of:=AVERAGE([.B193:.B222])" office:value-type="float" office:value="0.133333333333333" calcext:value-type="float">
            <text:p>0.1333333333</text:p>
          </table:table-cell>
          <table:table-cell table:formula="of:=LN([.C193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AVERAGE([.B194:.B223])" office:value-type="float" office:value="0.1" calcext:value-type="float">
            <text:p>0.1</text:p>
          </table:table-cell>
          <table:table-cell table:formula="of:=LN([.C194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AVERAGE([.B195:.B224])" office:value-type="float" office:value="0.1" calcext:value-type="float">
            <text:p>0.1</text:p>
          </table:table-cell>
          <table:table-cell table:formula="of:=LN([.C195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AVERAGE([.B196:.B225])" office:value-type="float" office:value="0.133333333333333" calcext:value-type="float">
            <text:p>0.1333333333</text:p>
          </table:table-cell>
          <table:table-cell table:formula="of:=LN([.C196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AVERAGE([.B197:.B226])" office:value-type="float" office:value="0.133333333333333" calcext:value-type="float">
            <text:p>0.1333333333</text:p>
          </table:table-cell>
          <table:table-cell table:formula="of:=LN([.C197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AVERAGE([.B198:.B227])" office:value-type="float" office:value="0.133333333333333" calcext:value-type="float">
            <text:p>0.1333333333</text:p>
          </table:table-cell>
          <table:table-cell table:formula="of:=LN([.C198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AVERAGE([.B199:.B228])" office:value-type="float" office:value="0.133333333333333" calcext:value-type="float">
            <text:p>0.1333333333</text:p>
          </table:table-cell>
          <table:table-cell table:formula="of:=LN([.C199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AVERAGE([.B200:.B229])" office:value-type="float" office:value="0.133333333333333" calcext:value-type="float">
            <text:p>0.1333333333</text:p>
          </table:table-cell>
          <table:table-cell table:formula="of:=LN([.C200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AVERAGE([.B201:.B230])" office:value-type="float" office:value="0.133333333333333" calcext:value-type="float">
            <text:p>0.1333333333</text:p>
          </table:table-cell>
          <table:table-cell table:formula="of:=LN([.C201])" office:value-type="float" office:value="-2.01490302054226" calcext:value-type="float">
            <text:p>-2.01490302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AVERAGE([.B202:.B231])" office:value-type="float" office:value="0.0666666666666667" calcext:value-type="float">
            <text:p>0.0666666667</text:p>
          </table:table-cell>
          <table:table-cell table:formula="of:=LN([.C202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formula="of:=AVERAGE([.B203:.B232])" office:value-type="float" office:value="0.0666666666666667" calcext:value-type="float">
            <text:p>0.0666666667</text:p>
          </table:table-cell>
          <table:table-cell table:formula="of:=LN([.C203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formula="of:=AVERAGE([.B204:.B233])" office:value-type="float" office:value="0.0666666666666667" calcext:value-type="float">
            <text:p>0.0666666667</text:p>
          </table:table-cell>
          <table:table-cell table:formula="of:=LN([.C204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AVERAGE([.B205:.B234])" office:value-type="float" office:value="0.0666666666666667" calcext:value-type="float">
            <text:p>0.0666666667</text:p>
          </table:table-cell>
          <table:table-cell table:formula="of:=LN([.C205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AVERAGE([.B206:.B235])" office:value-type="float" office:value="0.0666666666666667" calcext:value-type="float">
            <text:p>0.0666666667</text:p>
          </table:table-cell>
          <table:table-cell table:formula="of:=LN([.C206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AVERAGE([.B207:.B236])" office:value-type="float" office:value="0.0666666666666667" calcext:value-type="float">
            <text:p>0.0666666667</text:p>
          </table:table-cell>
          <table:table-cell table:formula="of:=LN([.C207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formula="of:=AVERAGE([.B208:.B237])" office:value-type="float" office:value="0.0666666666666667" calcext:value-type="float">
            <text:p>0.0666666667</text:p>
          </table:table-cell>
          <table:table-cell table:formula="of:=LN([.C208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formula="of:=AVERAGE([.B209:.B238])" office:value-type="float" office:value="0.0666666666666667" calcext:value-type="float">
            <text:p>0.0666666667</text:p>
          </table:table-cell>
          <table:table-cell table:formula="of:=LN([.C209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AVERAGE([.B210:.B239])" office:value-type="float" office:value="0.0333333333333333" calcext:value-type="float">
            <text:p>0.0333333333</text:p>
          </table:table-cell>
          <table:table-cell table:formula="of:=LN([.C210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AVERAGE([.B211:.B240])" office:value-type="float" office:value="0.0333333333333333" calcext:value-type="float">
            <text:p>0.0333333333</text:p>
          </table:table-cell>
          <table:table-cell table:formula="of:=LN([.C211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formula="of:=AVERAGE([.B212:.B241])" office:value-type="float" office:value="0.0333333333333333" calcext:value-type="float">
            <text:p>0.0333333333</text:p>
          </table:table-cell>
          <table:table-cell table:formula="of:=LN([.C212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AVERAGE([.B213:.B242])" office:value-type="float" office:value="0.0333333333333333" calcext:value-type="float">
            <text:p>0.0333333333</text:p>
          </table:table-cell>
          <table:table-cell table:formula="of:=LN([.C213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AVERAGE([.B214:.B243])" office:value-type="float" office:value="0.0333333333333333" calcext:value-type="float">
            <text:p>0.0333333333</text:p>
          </table:table-cell>
          <table:table-cell table:formula="of:=LN([.C214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AVERAGE([.B215:.B244])" office:value-type="float" office:value="0.0333333333333333" calcext:value-type="float">
            <text:p>0.0333333333</text:p>
          </table:table-cell>
          <table:table-cell table:formula="of:=LN([.C215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AVERAGE([.B216:.B245])" office:value-type="float" office:value="0.0333333333333333" calcext:value-type="float">
            <text:p>0.0333333333</text:p>
          </table:table-cell>
          <table:table-cell table:formula="of:=LN([.C216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formula="of:=AVERAGE([.B217:.B246])" office:value-type="float" office:value="0.0333333333333333" calcext:value-type="float">
            <text:p>0.0333333333</text:p>
          </table:table-cell>
          <table:table-cell table:formula="of:=LN([.C217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AVERAGE([.B218:.B247])" office:value-type="float" office:value="0.0333333333333333" calcext:value-type="float">
            <text:p>0.0333333333</text:p>
          </table:table-cell>
          <table:table-cell table:formula="of:=LN([.C218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formula="of:=AVERAGE([.B219:.B248])" office:value-type="float" office:value="0.0333333333333333" calcext:value-type="float">
            <text:p>0.0333333333</text:p>
          </table:table-cell>
          <table:table-cell table:formula="of:=LN([.C219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AVERAGE([.B220:.B249])" office:value-type="float" office:value="0.1" calcext:value-type="float">
            <text:p>0.1</text:p>
          </table:table-cell>
          <table:table-cell table:formula="of:=LN([.C220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AVERAGE([.B221:.B250])" office:value-type="float" office:value="0.1" calcext:value-type="float">
            <text:p>0.1</text:p>
          </table:table-cell>
          <table:table-cell table:formula="of:=LN([.C221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AVERAGE([.B222:.B251])" office:value-type="float" office:value="0.1" calcext:value-type="float">
            <text:p>0.1</text:p>
          </table:table-cell>
          <table:table-cell table:formula="of:=LN([.C222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formula="of:=AVERAGE([.B223:.B252])" office:value-type="float" office:value="0.1" calcext:value-type="float">
            <text:p>0.1</text:p>
          </table:table-cell>
          <table:table-cell table:formula="of:=LN([.C223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AVERAGE([.B224:.B253])" office:value-type="float" office:value="0.1" calcext:value-type="float">
            <text:p>0.1</text:p>
          </table:table-cell>
          <table:table-cell table:formula="of:=LN([.C224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formula="of:=AVERAGE([.B225:.B254])" office:value-type="float" office:value="0.1" calcext:value-type="float">
            <text:p>0.1</text:p>
          </table:table-cell>
          <table:table-cell table:formula="of:=LN([.C225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AVERAGE([.B226:.B255])" office:value-type="float" office:value="0.0666666666666667" calcext:value-type="float">
            <text:p>0.0666666667</text:p>
          </table:table-cell>
          <table:table-cell table:formula="of:=LN([.C226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AVERAGE([.B227:.B256])" office:value-type="float" office:value="0.0666666666666667" calcext:value-type="float">
            <text:p>0.0666666667</text:p>
          </table:table-cell>
          <table:table-cell table:formula="of:=LN([.C227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AVERAGE([.B228:.B257])" office:value-type="float" office:value="0.0666666666666667" calcext:value-type="float">
            <text:p>0.0666666667</text:p>
          </table:table-cell>
          <table:table-cell table:formula="of:=LN([.C228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AVERAGE([.B229:.B258])" office:value-type="float" office:value="0.0666666666666667" calcext:value-type="float">
            <text:p>0.0666666667</text:p>
          </table:table-cell>
          <table:table-cell table:formula="of:=LN([.C229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AVERAGE([.B230:.B259])" office:value-type="float" office:value="0.0666666666666667" calcext:value-type="float">
            <text:p>0.0666666667</text:p>
          </table:table-cell>
          <table:table-cell table:formula="of:=LN([.C230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AVERAGE([.B231:.B260])" office:value-type="float" office:value="0.0666666666666667" calcext:value-type="float">
            <text:p>0.0666666667</text:p>
          </table:table-cell>
          <table:table-cell table:formula="of:=LN([.C231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AVERAGE([.B232:.B261])" office:value-type="float" office:value="0.1" calcext:value-type="float">
            <text:p>0.1</text:p>
          </table:table-cell>
          <table:table-cell table:formula="of:=LN([.C232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AVERAGE([.B233:.B262])" office:value-type="float" office:value="0.1" calcext:value-type="float">
            <text:p>0.1</text:p>
          </table:table-cell>
          <table:table-cell table:formula="of:=LN([.C233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AVERAGE([.B234:.B263])" office:value-type="float" office:value="0.1" calcext:value-type="float">
            <text:p>0.1</text:p>
          </table:table-cell>
          <table:table-cell table:formula="of:=LN([.C234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formula="of:=AVERAGE([.B235:.B264])" office:value-type="float" office:value="0.1" calcext:value-type="float">
            <text:p>0.1</text:p>
          </table:table-cell>
          <table:table-cell table:formula="of:=LN([.C235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AVERAGE([.B236:.B265])" office:value-type="float" office:value="0.1" calcext:value-type="float">
            <text:p>0.1</text:p>
          </table:table-cell>
          <table:table-cell table:formula="of:=LN([.C236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formula="of:=AVERAGE([.B237:.B266])" office:value-type="float" office:value="0.1" calcext:value-type="float">
            <text:p>0.1</text:p>
          </table:table-cell>
          <table:table-cell table:formula="of:=LN([.C237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AVERAGE([.B238:.B267])" office:value-type="float" office:value="0.1" calcext:value-type="float">
            <text:p>0.1</text:p>
          </table:table-cell>
          <table:table-cell table:formula="of:=LN([.C238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formula="of:=AVERAGE([.B239:.B268])" office:value-type="float" office:value="0.1" calcext:value-type="float">
            <text:p>0.1</text:p>
          </table:table-cell>
          <table:table-cell table:formula="of:=LN([.C239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AVERAGE([.B240:.B269])" office:value-type="float" office:value="0.1" calcext:value-type="float">
            <text:p>0.1</text:p>
          </table:table-cell>
          <table:table-cell table:formula="of:=LN([.C240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AVERAGE([.B241:.B270])" office:value-type="float" office:value="0.1" calcext:value-type="float">
            <text:p>0.1</text:p>
          </table:table-cell>
          <table:table-cell table:formula="of:=LN([.C241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formula="of:=AVERAGE([.B242:.B271])" office:value-type="float" office:value="0.1" calcext:value-type="float">
            <text:p>0.1</text:p>
          </table:table-cell>
          <table:table-cell table:formula="of:=LN([.C242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AVERAGE([.B243:.B272])" office:value-type="float" office:value="0.1" calcext:value-type="float">
            <text:p>0.1</text:p>
          </table:table-cell>
          <table:table-cell table:formula="of:=LN([.C243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AVERAGE([.B244:.B273])" office:value-type="float" office:value="0.1" calcext:value-type="float">
            <text:p>0.1</text:p>
          </table:table-cell>
          <table:table-cell table:formula="of:=LN([.C244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formula="of:=AVERAGE([.B245:.B274])" office:value-type="float" office:value="0.1" calcext:value-type="float">
            <text:p>0.1</text:p>
          </table:table-cell>
          <table:table-cell table:formula="of:=LN([.C245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AVERAGE([.B246:.B275])" office:value-type="float" office:value="0.1" calcext:value-type="float">
            <text:p>0.1</text:p>
          </table:table-cell>
          <table:table-cell table:formula="of:=LN([.C246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formula="of:=AVERAGE([.B247:.B276])" office:value-type="float" office:value="0.1" calcext:value-type="float">
            <text:p>0.1</text:p>
          </table:table-cell>
          <table:table-cell table:formula="of:=LN([.C247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formula="of:=AVERAGE([.B248:.B277])" office:value-type="float" office:value="0.1" calcext:value-type="float">
            <text:p>0.1</text:p>
          </table:table-cell>
          <table:table-cell table:formula="of:=LN([.C248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formula="of:=AVERAGE([.B249:.B278])" office:value-type="float" office:value="0.1" calcext:value-type="float">
            <text:p>0.1</text:p>
          </table:table-cell>
          <table:table-cell table:formula="of:=LN([.C249])" office:value-type="float" office:value="-2.30258509299405" calcext:value-type="float">
            <text:p>-2.30258509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formula="of:=AVERAGE([.B250:.B279])" office:value-type="float" office:value="0.0333333333333333" calcext:value-type="float">
            <text:p>0.0333333333</text:p>
          </table:table-cell>
          <table:table-cell table:formula="of:=LN([.C250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AVERAGE([.B251:.B280])" office:value-type="float" office:value="0.0333333333333333" calcext:value-type="float">
            <text:p>0.0333333333</text:p>
          </table:table-cell>
          <table:table-cell table:formula="of:=LN([.C251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formula="of:=AVERAGE([.B252:.B281])" office:value-type="float" office:value="0.0333333333333333" calcext:value-type="float">
            <text:p>0.0333333333</text:p>
          </table:table-cell>
          <table:table-cell table:formula="of:=LN([.C252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AVERAGE([.B253:.B282])" office:value-type="float" office:value="0.0333333333333333" calcext:value-type="float">
            <text:p>0.0333333333</text:p>
          </table:table-cell>
          <table:table-cell table:formula="of:=LN([.C253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formula="of:=AVERAGE([.B254:.B283])" office:value-type="float" office:value="0.0333333333333333" calcext:value-type="float">
            <text:p>0.0333333333</text:p>
          </table:table-cell>
          <table:table-cell table:formula="of:=LN([.C254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AVERAGE([.B255:.B284])" office:value-type="float" office:value="0.0333333333333333" calcext:value-type="float">
            <text:p>0.0333333333</text:p>
          </table:table-cell>
          <table:table-cell table:formula="of:=LN([.C255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AVERAGE([.B256:.B285])" office:value-type="float" office:value="0.0666666666666667" calcext:value-type="float">
            <text:p>0.0666666667</text:p>
          </table:table-cell>
          <table:table-cell table:formula="of:=LN([.C256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AVERAGE([.B257:.B286])" office:value-type="float" office:value="0.0666666666666667" calcext:value-type="float">
            <text:p>0.0666666667</text:p>
          </table:table-cell>
          <table:table-cell table:formula="of:=LN([.C257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AVERAGE([.B258:.B287])" office:value-type="float" office:value="0.0666666666666667" calcext:value-type="float">
            <text:p>0.0666666667</text:p>
          </table:table-cell>
          <table:table-cell table:formula="of:=LN([.C258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formula="of:=AVERAGE([.B259:.B288])" office:value-type="float" office:value="0.0666666666666667" calcext:value-type="float">
            <text:p>0.0666666667</text:p>
          </table:table-cell>
          <table:table-cell table:formula="of:=LN([.C259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formula="of:=AVERAGE([.B260:.B289])" office:value-type="float" office:value="0.0666666666666667" calcext:value-type="float">
            <text:p>0.0666666667</text:p>
          </table:table-cell>
          <table:table-cell table:formula="of:=LN([.C260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AVERAGE([.B261:.B290])" office:value-type="float" office:value="0.0666666666666667" calcext:value-type="float">
            <text:p>0.0666666667</text:p>
          </table:table-cell>
          <table:table-cell table:formula="of:=LN([.C261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formula="of:=AVERAGE([.B262:.B291])" office:value-type="float" office:value="0.0333333333333333" calcext:value-type="float">
            <text:p>0.0333333333</text:p>
          </table:table-cell>
          <table:table-cell table:formula="of:=LN([.C262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AVERAGE([.B263:.B292])" office:value-type="float" office:value="0.0333333333333333" calcext:value-type="float">
            <text:p>0.0333333333</text:p>
          </table:table-cell>
          <table:table-cell table:formula="of:=LN([.C263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formula="of:=AVERAGE([.B264:.B293])" office:value-type="float" office:value="0.0333333333333333" calcext:value-type="float">
            <text:p>0.0333333333</text:p>
          </table:table-cell>
          <table:table-cell table:formula="of:=LN([.C264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AVERAGE([.B265:.B294])" office:value-type="float" office:value="0.0333333333333333" calcext:value-type="float">
            <text:p>0.0333333333</text:p>
          </table:table-cell>
          <table:table-cell table:formula="of:=LN([.C265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AVERAGE([.B266:.B295])" office:value-type="float" office:value="0.0333333333333333" calcext:value-type="float">
            <text:p>0.0333333333</text:p>
          </table:table-cell>
          <table:table-cell table:formula="of:=LN([.C266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formula="of:=AVERAGE([.B267:.B296])" office:value-type="float" office:value="0.0333333333333333" calcext:value-type="float">
            <text:p>0.0333333333</text:p>
          </table:table-cell>
          <table:table-cell table:formula="of:=LN([.C267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formula="of:=AVERAGE([.B268:.B297])" office:value-type="float" office:value="0.0333333333333333" calcext:value-type="float">
            <text:p>0.0333333333</text:p>
          </table:table-cell>
          <table:table-cell table:formula="of:=LN([.C268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AVERAGE([.B269:.B298])" office:value-type="float" office:value="0.0333333333333333" calcext:value-type="float">
            <text:p>0.0333333333</text:p>
          </table:table-cell>
          <table:table-cell table:formula="of:=LN([.C269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formula="of:=AVERAGE([.B270:.B299])" office:value-type="float" office:value="0.0333333333333333" calcext:value-type="float">
            <text:p>0.0333333333</text:p>
          </table:table-cell>
          <table:table-cell table:formula="of:=LN([.C270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formula="of:=AVERAGE([.B271:.B300])" office:value-type="float" office:value="0.0333333333333333" calcext:value-type="float">
            <text:p>0.0333333333</text:p>
          </table:table-cell>
          <table:table-cell table:formula="of:=LN([.C271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AVERAGE([.B272:.B301])" office:value-type="float" office:value="0.0666666666666667" calcext:value-type="float">
            <text:p>0.0666666667</text:p>
          </table:table-cell>
          <table:table-cell table:formula="of:=LN([.C272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formula="of:=AVERAGE([.B273:.B302])" office:value-type="float" office:value="0.0666666666666667" calcext:value-type="float">
            <text:p>0.0666666667</text:p>
          </table:table-cell>
          <table:table-cell table:formula="of:=LN([.C273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formula="of:=AVERAGE([.B274:.B303])" office:value-type="float" office:value="0.0666666666666667" calcext:value-type="float">
            <text:p>0.0666666667</text:p>
          </table:table-cell>
          <table:table-cell table:formula="of:=LN([.C274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AVERAGE([.B275:.B304])" office:value-type="float" office:value="0.0666666666666667" calcext:value-type="float">
            <text:p>0.0666666667</text:p>
          </table:table-cell>
          <table:table-cell table:formula="of:=LN([.C275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AVERAGE([.B276:.B305])" office:value-type="float" office:value="0.0666666666666667" calcext:value-type="float">
            <text:p>0.0666666667</text:p>
          </table:table-cell>
          <table:table-cell table:formula="of:=LN([.C276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AVERAGE([.B277:.B306])" office:value-type="float" office:value="0.0666666666666667" calcext:value-type="float">
            <text:p>0.0666666667</text:p>
          </table:table-cell>
          <table:table-cell table:formula="of:=LN([.C277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AVERAGE([.B278:.B307])" office:value-type="float" office:value="0.0666666666666667" calcext:value-type="float">
            <text:p>0.0666666667</text:p>
          </table:table-cell>
          <table:table-cell table:formula="of:=LN([.C278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AVERAGE([.B279:.B308])" office:value-type="float" office:value="0.0666666666666667" calcext:value-type="float">
            <text:p>0.0666666667</text:p>
          </table:table-cell>
          <table:table-cell table:formula="of:=LN([.C279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AVERAGE([.B280:.B309])" office:value-type="float" office:value="0.0666666666666667" calcext:value-type="float">
            <text:p>0.0666666667</text:p>
          </table:table-cell>
          <table:table-cell table:formula="of:=LN([.C280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AVERAGE([.B281:.B310])" office:value-type="float" office:value="0.0666666666666667" calcext:value-type="float">
            <text:p>0.0666666667</text:p>
          </table:table-cell>
          <table:table-cell table:formula="of:=LN([.C281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AVERAGE([.B282:.B311])" office:value-type="float" office:value="0.0666666666666667" calcext:value-type="float">
            <text:p>0.0666666667</text:p>
          </table:table-cell>
          <table:table-cell table:formula="of:=LN([.C282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AVERAGE([.B283:.B312])" office:value-type="float" office:value="0.0666666666666667" calcext:value-type="float">
            <text:p>0.0666666667</text:p>
          </table:table-cell>
          <table:table-cell table:formula="of:=LN([.C283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formula="of:=AVERAGE([.B284:.B313])" office:value-type="float" office:value="0.0666666666666667" calcext:value-type="float">
            <text:p>0.0666666667</text:p>
          </table:table-cell>
          <table:table-cell table:formula="of:=LN([.C284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AVERAGE([.B285:.B314])" office:value-type="float" office:value="0.0666666666666667" calcext:value-type="float">
            <text:p>0.0666666667</text:p>
          </table:table-cell>
          <table:table-cell table:formula="of:=LN([.C285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AVERAGE([.B286:.B315])" office:value-type="float" office:value="0.0333333333333333" calcext:value-type="float">
            <text:p>0.0333333333</text:p>
          </table:table-cell>
          <table:table-cell table:formula="of:=LN([.C286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formula="of:=AVERAGE([.B287:.B316])" office:value-type="float" office:value="0.0333333333333333" calcext:value-type="float">
            <text:p>0.0333333333</text:p>
          </table:table-cell>
          <table:table-cell table:formula="of:=LN([.C287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formula="of:=AVERAGE([.B288:.B317])" office:value-type="float" office:value="0.0333333333333333" calcext:value-type="float">
            <text:p>0.0333333333</text:p>
          </table:table-cell>
          <table:table-cell table:formula="of:=LN([.C288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AVERAGE([.B289:.B318])" office:value-type="float" office:value="0.0333333333333333" calcext:value-type="float">
            <text:p>0.0333333333</text:p>
          </table:table-cell>
          <table:table-cell table:formula="of:=LN([.C289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formula="of:=AVERAGE([.B290:.B319])" office:value-type="float" office:value="0.0333333333333333" calcext:value-type="float">
            <text:p>0.0333333333</text:p>
          </table:table-cell>
          <table:table-cell table:formula="of:=LN([.C290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AVERAGE([.B291:.B320])" office:value-type="float" office:value="0.0333333333333333" calcext:value-type="float">
            <text:p>0.0333333333</text:p>
          </table:table-cell>
          <table:table-cell table:formula="of:=LN([.C291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AVERAGE([.B292:.B321])" office:value-type="float" office:value="0.0333333333333333" calcext:value-type="float">
            <text:p>0.0333333333</text:p>
          </table:table-cell>
          <table:table-cell table:formula="of:=LN([.C292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AVERAGE([.B293:.B322])" office:value-type="float" office:value="0.0333333333333333" calcext:value-type="float">
            <text:p>0.0333333333</text:p>
          </table:table-cell>
          <table:table-cell table:formula="of:=LN([.C293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formula="of:=AVERAGE([.B294:.B323])" office:value-type="float" office:value="0.0333333333333333" calcext:value-type="float">
            <text:p>0.0333333333</text:p>
          </table:table-cell>
          <table:table-cell table:formula="of:=LN([.C294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formula="of:=AVERAGE([.B295:.B324])" office:value-type="float" office:value="0.0333333333333333" calcext:value-type="float">
            <text:p>0.0333333333</text:p>
          </table:table-cell>
          <table:table-cell table:formula="of:=LN([.C295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AVERAGE([.B296:.B325])" office:value-type="float" office:value="0.0333333333333333" calcext:value-type="float">
            <text:p>0.0333333333</text:p>
          </table:table-cell>
          <table:table-cell table:formula="of:=LN([.C296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formula="of:=AVERAGE([.B297:.B326])" office:value-type="float" office:value="0.0333333333333333" calcext:value-type="float">
            <text:p>0.0333333333</text:p>
          </table:table-cell>
          <table:table-cell table:formula="of:=LN([.C297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AVERAGE([.B298:.B327])" office:value-type="float" office:value="0.0333333333333333" calcext:value-type="float">
            <text:p>0.0333333333</text:p>
          </table:table-cell>
          <table:table-cell table:formula="of:=LN([.C298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AVERAGE([.B299:.B328])" office:value-type="float" office:value="0.0333333333333333" calcext:value-type="float">
            <text:p>0.0333333333</text:p>
          </table:table-cell>
          <table:table-cell table:formula="of:=LN([.C299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AVERAGE([.B300:.B329])" office:value-type="float" office:value="0.0666666666666667" calcext:value-type="float">
            <text:p>0.0666666667</text:p>
          </table:table-cell>
          <table:table-cell table:formula="of:=LN([.C300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AVERAGE([.B301:.B330])" office:value-type="float" office:value="0.0666666666666667" calcext:value-type="float">
            <text:p>0.0666666667</text:p>
          </table:table-cell>
          <table:table-cell table:formula="of:=LN([.C301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AVERAGE([.B302:.B331])" office:value-type="float" office:value="0.0333333333333333" calcext:value-type="float">
            <text:p>0.0333333333</text:p>
          </table:table-cell>
          <table:table-cell table:formula="of:=LN([.C302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AVERAGE([.B303:.B332])" office:value-type="float" office:value="0.0333333333333333" calcext:value-type="float">
            <text:p>0.0333333333</text:p>
          </table:table-cell>
          <table:table-cell table:formula="of:=LN([.C303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formula="of:=AVERAGE([.B304:.B333])" office:value-type="float" office:value="0.0333333333333333" calcext:value-type="float">
            <text:p>0.0333333333</text:p>
          </table:table-cell>
          <table:table-cell table:formula="of:=LN([.C304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AVERAGE([.B305:.B334])" office:value-type="float" office:value="0.0333333333333333" calcext:value-type="float">
            <text:p>0.0333333333</text:p>
          </table:table-cell>
          <table:table-cell table:formula="of:=LN([.C305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AVERAGE([.B306:.B335])" office:value-type="float" office:value="0.0333333333333333" calcext:value-type="float">
            <text:p>0.0333333333</text:p>
          </table:table-cell>
          <table:table-cell table:formula="of:=LN([.C306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AVERAGE([.B307:.B336])" office:value-type="float" office:value="0.0333333333333333" calcext:value-type="float">
            <text:p>0.0333333333</text:p>
          </table:table-cell>
          <table:table-cell table:formula="of:=LN([.C307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formula="of:=AVERAGE([.B308:.B337])" office:value-type="float" office:value="0.0333333333333333" calcext:value-type="float">
            <text:p>0.0333333333</text:p>
          </table:table-cell>
          <table:table-cell table:formula="of:=LN([.C308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AVERAGE([.B309:.B338])" office:value-type="float" office:value="0.0333333333333333" calcext:value-type="float">
            <text:p>0.0333333333</text:p>
          </table:table-cell>
          <table:table-cell table:formula="of:=LN([.C309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formula="of:=AVERAGE([.B310:.B339])" office:value-type="float" office:value="0.0333333333333333" calcext:value-type="float">
            <text:p>0.0333333333</text:p>
          </table:table-cell>
          <table:table-cell table:formula="of:=LN([.C310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AVERAGE([.B311:.B340])" office:value-type="float" office:value="0.0333333333333333" calcext:value-type="float">
            <text:p>0.0333333333</text:p>
          </table:table-cell>
          <table:table-cell table:formula="of:=LN([.C311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formula="of:=AVERAGE([.B312:.B341])" office:value-type="float" office:value="0.0333333333333333" calcext:value-type="float">
            <text:p>0.0333333333</text:p>
          </table:table-cell>
          <table:table-cell table:formula="of:=LN([.C312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AVERAGE([.B313:.B342])" office:value-type="float" office:value="0.0333333333333333" calcext:value-type="float">
            <text:p>0.0333333333</text:p>
          </table:table-cell>
          <table:table-cell table:formula="of:=LN([.C313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AVERAGE([.B314:.B343])" office:value-type="float" office:value="0.0333333333333333" calcext:value-type="float">
            <text:p>0.0333333333</text:p>
          </table:table-cell>
          <table:table-cell table:formula="of:=LN([.C314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AVERAGE([.B315:.B344])" office:value-type="float" office:value="0.0333333333333333" calcext:value-type="float">
            <text:p>0.0333333333</text:p>
          </table:table-cell>
          <table:table-cell table:formula="of:=LN([.C315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AVERAGE([.B316:.B345])" office:value-type="float" office:value="0.0333333333333333" calcext:value-type="float">
            <text:p>0.0333333333</text:p>
          </table:table-cell>
          <table:table-cell table:formula="of:=LN([.C316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AVERAGE([.B317:.B346])" office:value-type="float" office:value="0.0333333333333333" calcext:value-type="float">
            <text:p>0.0333333333</text:p>
          </table:table-cell>
          <table:table-cell table:formula="of:=LN([.C317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AVERAGE([.B318:.B347])" office:value-type="float" office:value="0.0333333333333333" calcext:value-type="float">
            <text:p>0.0333333333</text:p>
          </table:table-cell>
          <table:table-cell table:formula="of:=LN([.C318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AVERAGE([.B319:.B348])" office:value-type="float" office:value="0.0333333333333333" calcext:value-type="float">
            <text:p>0.0333333333</text:p>
          </table:table-cell>
          <table:table-cell table:formula="of:=LN([.C319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formula="of:=AVERAGE([.B320:.B349])" office:value-type="float" office:value="0.0333333333333333" calcext:value-type="float">
            <text:p>0.0333333333</text:p>
          </table:table-cell>
          <table:table-cell table:formula="of:=LN([.C320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AVERAGE([.B321:.B350])" office:value-type="float" office:value="0.0333333333333333" calcext:value-type="float">
            <text:p>0.0333333333</text:p>
          </table:table-cell>
          <table:table-cell table:formula="of:=LN([.C321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formula="of:=AVERAGE([.B322:.B351])" office:value-type="float" office:value="0.0333333333333333" calcext:value-type="float">
            <text:p>0.0333333333</text:p>
          </table:table-cell>
          <table:table-cell table:formula="of:=LN([.C322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formula="of:=AVERAGE([.B323:.B352])" office:value-type="float" office:value="0.0333333333333333" calcext:value-type="float">
            <text:p>0.0333333333</text:p>
          </table:table-cell>
          <table:table-cell table:formula="of:=LN([.C323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AVERAGE([.B324:.B353])" office:value-type="float" office:value="0.0666666666666667" calcext:value-type="float">
            <text:p>0.0666666667</text:p>
          </table:table-cell>
          <table:table-cell table:formula="of:=LN([.C324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formula="of:=AVERAGE([.B325:.B354])" office:value-type="float" office:value="0.0666666666666667" calcext:value-type="float">
            <text:p>0.0666666667</text:p>
          </table:table-cell>
          <table:table-cell table:formula="of:=LN([.C325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AVERAGE([.B326:.B355])" office:value-type="float" office:value="0.0666666666666667" calcext:value-type="float">
            <text:p>0.0666666667</text:p>
          </table:table-cell>
          <table:table-cell table:formula="of:=LN([.C326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formula="of:=AVERAGE([.B327:.B356])" office:value-type="float" office:value="0.0666666666666667" calcext:value-type="float">
            <text:p>0.0666666667</text:p>
          </table:table-cell>
          <table:table-cell table:formula="of:=LN([.C327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AVERAGE([.B328:.B357])" office:value-type="float" office:value="0.0666666666666667" calcext:value-type="float">
            <text:p>0.0666666667</text:p>
          </table:table-cell>
          <table:table-cell table:formula="of:=LN([.C328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formula="of:=AVERAGE([.B329:.B358])" office:value-type="float" office:value="0.0666666666666667" calcext:value-type="float">
            <text:p>0.0666666667</text:p>
          </table:table-cell>
          <table:table-cell table:formula="of:=LN([.C329])" office:value-type="float" office:value="-2.70805020110221" calcext:value-type="float">
            <text:p>-2.708050201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AVERAGE([.B330:.B359])" office:value-type="float" office:value="0.0333333333333333" calcext:value-type="float">
            <text:p>0.0333333333</text:p>
          </table:table-cell>
          <table:table-cell table:formula="of:=LN([.C330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AVERAGE([.B331:.B360])" office:value-type="float" office:value="0.0333333333333333" calcext:value-type="float">
            <text:p>0.0333333333</text:p>
          </table:table-cell>
          <table:table-cell table:formula="of:=LN([.C331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AVERAGE([.B332:.B361])" office:value-type="float" office:value="0.0333333333333333" calcext:value-type="float">
            <text:p>0.0333333333</text:p>
          </table:table-cell>
          <table:table-cell table:formula="of:=LN([.C332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AVERAGE([.B333:.B362])" office:value-type="float" office:value="0.0333333333333333" calcext:value-type="float">
            <text:p>0.0333333333</text:p>
          </table:table-cell>
          <table:table-cell table:formula="of:=LN([.C333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AVERAGE([.B334:.B363])" office:value-type="float" office:value="0.0333333333333333" calcext:value-type="float">
            <text:p>0.0333333333</text:p>
          </table:table-cell>
          <table:table-cell table:formula="of:=LN([.C334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AVERAGE([.B335:.B364])" office:value-type="float" office:value="0.0333333333333333" calcext:value-type="float">
            <text:p>0.0333333333</text:p>
          </table:table-cell>
          <table:table-cell table:formula="of:=LN([.C335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AVERAGE([.B336:.B365])" office:value-type="float" office:value="0.0333333333333333" calcext:value-type="float">
            <text:p>0.0333333333</text:p>
          </table:table-cell>
          <table:table-cell table:formula="of:=LN([.C336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AVERAGE([.B337:.B366])" office:value-type="float" office:value="0.0333333333333333" calcext:value-type="float">
            <text:p>0.0333333333</text:p>
          </table:table-cell>
          <table:table-cell table:formula="of:=LN([.C337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formula="of:=AVERAGE([.B338:.B367])" office:value-type="float" office:value="0.0333333333333333" calcext:value-type="float">
            <text:p>0.0333333333</text:p>
          </table:table-cell>
          <table:table-cell table:formula="of:=LN([.C338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AVERAGE([.B339:.B368])" office:value-type="float" office:value="0.0333333333333333" calcext:value-type="float">
            <text:p>0.0333333333</text:p>
          </table:table-cell>
          <table:table-cell table:formula="of:=LN([.C339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AVERAGE([.B340:.B369])" office:value-type="float" office:value="0.0333333333333333" calcext:value-type="float">
            <text:p>0.0333333333</text:p>
          </table:table-cell>
          <table:table-cell table:formula="of:=LN([.C340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AVERAGE([.B341:.B370])" office:value-type="float" office:value="0.0333333333333333" calcext:value-type="float">
            <text:p>0.0333333333</text:p>
          </table:table-cell>
          <table:table-cell table:formula="of:=LN([.C341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AVERAGE([.B342:.B371])" office:value-type="float" office:value="0.0333333333333333" calcext:value-type="float">
            <text:p>0.0333333333</text:p>
          </table:table-cell>
          <table:table-cell table:formula="of:=LN([.C342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AVERAGE([.B343:.B372])" office:value-type="float" office:value="0.0333333333333333" calcext:value-type="float">
            <text:p>0.0333333333</text:p>
          </table:table-cell>
          <table:table-cell table:formula="of:=LN([.C343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AVERAGE([.B344:.B373])" office:value-type="float" office:value="0.0333333333333333" calcext:value-type="float">
            <text:p>0.0333333333</text:p>
          </table:table-cell>
          <table:table-cell table:formula="of:=LN([.C344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AVERAGE([.B345:.B374])" office:value-type="float" office:value="0.0333333333333333" calcext:value-type="float">
            <text:p>0.0333333333</text:p>
          </table:table-cell>
          <table:table-cell table:formula="of:=LN([.C345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AVERAGE([.B346:.B375])" office:value-type="float" office:value="0.0333333333333333" calcext:value-type="float">
            <text:p>0.0333333333</text:p>
          </table:table-cell>
          <table:table-cell table:formula="of:=LN([.C346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AVERAGE([.B347:.B376])" office:value-type="float" office:value="0.0333333333333333" calcext:value-type="float">
            <text:p>0.0333333333</text:p>
          </table:table-cell>
          <table:table-cell table:formula="of:=LN([.C347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AVERAGE([.B348:.B377])" office:value-type="float" office:value="0.0333333333333333" calcext:value-type="float">
            <text:p>0.0333333333</text:p>
          </table:table-cell>
          <table:table-cell table:formula="of:=LN([.C348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AVERAGE([.B349:.B378])" office:value-type="float" office:value="0.0333333333333333" calcext:value-type="float">
            <text:p>0.0333333333</text:p>
          </table:table-cell>
          <table:table-cell table:formula="of:=LN([.C349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AVERAGE([.B350:.B379])" office:value-type="float" office:value="0.0333333333333333" calcext:value-type="float">
            <text:p>0.0333333333</text:p>
          </table:table-cell>
          <table:table-cell table:formula="of:=LN([.C350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AVERAGE([.B351:.B380])" office:value-type="float" office:value="0.0333333333333333" calcext:value-type="float">
            <text:p>0.0333333333</text:p>
          </table:table-cell>
          <table:table-cell table:formula="of:=LN([.C351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AVERAGE([.B352:.B381])" office:value-type="float" office:value="0.0333333333333333" calcext:value-type="float">
            <text:p>0.0333333333</text:p>
          </table:table-cell>
          <table:table-cell table:formula="of:=LN([.C352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formula="of:=AVERAGE([.B353:.B382])" office:value-type="float" office:value="0.0333333333333333" calcext:value-type="float">
            <text:p>0.0333333333</text:p>
          </table:table-cell>
          <table:table-cell table:formula="of:=LN([.C353])" office:value-type="float" office:value="-3.40119738166216" calcext:value-type="float">
            <text:p>-3.40119738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formula="of:=AVERAGE([.B354:.B3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AVERAGE([.B355:.B3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formula="of:=AVERAGE([.B356:.B3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AVERAGE([.B357:.B3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AVERAGE([.B358:.B3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formula="of:=AVERAGE([.B359:.B3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AVERAGE([.B360:.B3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AVERAGE([.B361:.B3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AVERAGE([.B362:.B3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AVERAGE([.B363:.B3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AVERAGE([.B364:.B3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AVERAGE([.B365:.B3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formula="of:=AVERAGE([.B366:.B3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formula="of:=AVERAGE([.B367:.B3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formula="of:=AVERAGE([.B368:.B3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formula="of:=AVERAGE([.B369:.B3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AVERAGE([.B370:.B3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AVERAGE([.B371:.B4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AVERAGE([.B372:.B4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formula="of:=AVERAGE([.B373:.B4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AVERAGE([.B374:.B4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formula="of:=AVERAGE([.B375:.B4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formula="of:=AVERAGE([.B376:.B4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AVERAGE([.B377:.B4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AVERAGE([.B378:.B4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AVERAGE([.B379:.B4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formula="of:=AVERAGE([.B380:.B4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formula="of:=AVERAGE([.B381:.B4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formula="of:=AVERAGE([.B382:.B4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AVERAGE([.B383:.B4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formula="of:=AVERAGE([.B384:.B4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AVERAGE([.B385:.B4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AVERAGE([.B386:.B4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AVERAGE([.B387:.B4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AVERAGE([.B388:.B4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formula="of:=AVERAGE([.B389:.B4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formula="of:=AVERAGE([.B390:.B4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AVERAGE([.B391:.B4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AVERAGE([.B392:.B421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AVERAGE([.B393:.B422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AVERAGE([.B394:.B423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AVERAGE([.B395:.B424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AVERAGE([.B396:.B425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AVERAGE([.B397:.B426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AVERAGE([.B398:.B427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AVERAGE([.B399:.B428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formula="of:=AVERAGE([.B400:.B429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AVERAGE([.B401:.B430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AVERAGE([.B402:.B431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formula="of:=AVERAGE([.B403:.B432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AVERAGE([.B404:.B433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formula="of:=AVERAGE([.B405:.B434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AVERAGE([.B406:.B435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AVERAGE([.B407:.B436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formula="of:=AVERAGE([.B408:.B437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AVERAGE([.B409:.B438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formula="of:=AVERAGE([.B410:.B439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formula="of:=AVERAGE([.B411:.B440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AVERAGE([.B412:.B441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AVERAGE([.B413:.B442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formula="of:=AVERAGE([.B414:.B443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formula="of:=AVERAGE([.B415:.B444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formula="of:=AVERAGE([.B416:.B445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AVERAGE([.B417:.B446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formula="of:=AVERAGE([.B418:.B447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AVERAGE([.B419:.B448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formula="of:=AVERAGE([.B420:.B449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formula="of:=AVERAGE([.B421:.B450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AVERAGE([.B422:.B4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formula="of:=AVERAGE([.B423:.B4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formula="of:=AVERAGE([.B424:.B4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formula="of:=AVERAGE([.B425:.B4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formula="of:=AVERAGE([.B426:.B4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formula="of:=AVERAGE([.B427:.B4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formula="of:=AVERAGE([.B428:.B4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formula="of:=AVERAGE([.B429:.B4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formula="of:=AVERAGE([.B430:.B4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formula="of:=AVERAGE([.B431:.B4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formula="of:=AVERAGE([.B432:.B4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AVERAGE([.B433:.B4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formula="of:=AVERAGE([.B434:.B4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AVERAGE([.B435:.B4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formula="of:=AVERAGE([.B436:.B4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formula="of:=AVERAGE([.B437:.B4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AVERAGE([.B438:.B4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AVERAGE([.B439:.B4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formula="of:=AVERAGE([.B440:.B4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AVERAGE([.B441:.B4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AVERAGE([.B442:.B4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formula="of:=AVERAGE([.B443:.B4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AVERAGE([.B444:.B4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AVERAGE([.B445:.B4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AVERAGE([.B446:.B4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AVERAGE([.B447:.B4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formula="of:=AVERAGE([.B448:.B4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formula="of:=AVERAGE([.B449:.B4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AVERAGE([.B450:.B4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formula="of:=AVERAGE([.B451:.B4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AVERAGE([.B452:.B481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AVERAGE([.B453:.B482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AVERAGE([.B454:.B483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AVERAGE([.B455:.B484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AVERAGE([.B456:.B485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formula="of:=AVERAGE([.B457:.B486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formula="of:=AVERAGE([.B458:.B487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AVERAGE([.B459:.B488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formula="of:=AVERAGE([.B460:.B489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AVERAGE([.B461:.B490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AVERAGE([.B462:.B491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AVERAGE([.B463:.B492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AVERAGE([.B464:.B493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AVERAGE([.B465:.B494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AVERAGE([.B466:.B495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AVERAGE([.B467:.B496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formula="of:=AVERAGE([.B468:.B497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AVERAGE([.B469:.B498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AVERAGE([.B470:.B499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AVERAGE([.B471:.B500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AVERAGE([.B472:.B501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AVERAGE([.B473:.B502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formula="of:=AVERAGE([.B474:.B503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formula="of:=AVERAGE([.B475:.B504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formula="of:=AVERAGE([.B476:.B505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AVERAGE([.B477:.B506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AVERAGE([.B478:.B507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AVERAGE([.B479:.B508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formula="of:=AVERAGE([.B480:.B509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formula="of:=AVERAGE([.B481:.B510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AVERAGE([.B482:.B5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formula="of:=AVERAGE([.B483:.B5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formula="of:=AVERAGE([.B484:.B5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formula="of:=AVERAGE([.B485:.B5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formula="of:=AVERAGE([.B486:.B5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formula="of:=AVERAGE([.B487:.B5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AVERAGE([.B488:.B5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AVERAGE([.B489:.B5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AVERAGE([.B490:.B5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AVERAGE([.B491:.B5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AVERAGE([.B492:.B5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formula="of:=AVERAGE([.B493:.B5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AVERAGE([.B494:.B5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AVERAGE([.B495:.B5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AVERAGE([.B496:.B5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formula="of:=AVERAGE([.B497:.B5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formula="of:=AVERAGE([.B498:.B5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AVERAGE([.B499:.B5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formula="of:=AVERAGE([.B500:.B5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AVERAGE([.B501:.B5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AVERAGE([.B502:.B5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AVERAGE([.B503:.B5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AVERAGE([.B504:.B5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formula="of:=AVERAGE([.B505:.B5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AVERAGE([.B506:.B5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AVERAGE([.B507:.B5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AVERAGE([.B508:.B5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AVERAGE([.B509:.B5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formula="of:=AVERAGE([.B510:.B5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AVERAGE([.B511:.B5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AVERAGE([.B512:.B5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AVERAGE([.B513:.B5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formula="of:=AVERAGE([.B514:.B5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AVERAGE([.B515:.B5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formula="of:=AVERAGE([.B516:.B5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formula="of:=AVERAGE([.B517:.B5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AVERAGE([.B518:.B5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AVERAGE([.B519:.B5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AVERAGE([.B520:.B5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AVERAGE([.B521:.B5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AVERAGE([.B522:.B5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AVERAGE([.B523:.B5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formula="of:=AVERAGE([.B524:.B5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AVERAGE([.B525:.B5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AVERAGE([.B526:.B5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AVERAGE([.B527:.B5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AVERAGE([.B528:.B5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formula="of:=AVERAGE([.B529:.B5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AVERAGE([.B530:.B5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formula="of:=AVERAGE([.B531:.B5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AVERAGE([.B532:.B5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AVERAGE([.B533:.B5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AVERAGE([.B534:.B5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AVERAGE([.B535:.B5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AVERAGE([.B536:.B5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AVERAGE([.B537:.B5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AVERAGE([.B538:.B5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AVERAGE([.B539:.B5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AVERAGE([.B540:.B5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AVERAGE([.B541:.B5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AVERAGE([.B542:.B5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formula="of:=AVERAGE([.B543:.B5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formula="of:=AVERAGE([.B544:.B5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formula="of:=AVERAGE([.B545:.B5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AVERAGE([.B546:.B5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formula="of:=AVERAGE([.B547:.B5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AVERAGE([.B548:.B5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AVERAGE([.B549:.B5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formula="of:=AVERAGE([.B550:.B5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AVERAGE([.B551:.B5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formula="of:=AVERAGE([.B552:.B5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AVERAGE([.B553:.B5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formula="of:=AVERAGE([.B554:.B5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formula="of:=AVERAGE([.B555:.B5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formula="of:=AVERAGE([.B556:.B5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formula="of:=AVERAGE([.B557:.B5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formula="of:=AVERAGE([.B558:.B5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formula="of:=AVERAGE([.B559:.B5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formula="of:=AVERAGE([.B560:.B5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formula="of:=AVERAGE([.B561:.B5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formula="of:=AVERAGE([.B562:.B5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AVERAGE([.B563:.B5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AVERAGE([.B564:.B5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AVERAGE([.B565:.B5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AVERAGE([.B566:.B5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AVERAGE([.B567:.B5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AVERAGE([.B568:.B5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formula="of:=AVERAGE([.B569:.B5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AVERAGE([.B570:.B5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AVERAGE([.B571:.B6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AVERAGE([.B572:.B6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formula="of:=AVERAGE([.B573:.B6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AVERAGE([.B574:.B6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formula="of:=AVERAGE([.B575:.B6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AVERAGE([.B576:.B6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AVERAGE([.B577:.B6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AVERAGE([.B578:.B6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formula="of:=AVERAGE([.B579:.B6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formula="of:=AVERAGE([.B580:.B6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AVERAGE([.B581:.B6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AVERAGE([.B582:.B6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AVERAGE([.B583:.B6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AVERAGE([.B584:.B6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formula="of:=AVERAGE([.B585:.B6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AVERAGE([.B586:.B6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AVERAGE([.B587:.B6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formula="of:=AVERAGE([.B588:.B6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AVERAGE([.B589:.B6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AVERAGE([.B590:.B6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AVERAGE([.B591:.B6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AVERAGE([.B592:.B6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formula="of:=AVERAGE([.B593:.B6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AVERAGE([.B594:.B6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formula="of:=AVERAGE([.B595:.B6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formula="of:=AVERAGE([.B596:.B6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AVERAGE([.B597:.B6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AVERAGE([.B598:.B6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AVERAGE([.B599:.B6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formula="of:=AVERAGE([.B600:.B6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formula="of:=AVERAGE([.B601:.B6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AVERAGE([.B602:.B6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AVERAGE([.B603:.B6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formula="of:=AVERAGE([.B604:.B6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formula="of:=AVERAGE([.B605:.B6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AVERAGE([.B606:.B6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formula="of:=AVERAGE([.B607:.B6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AVERAGE([.B608:.B6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AVERAGE([.B609:.B6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AVERAGE([.B610:.B6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AVERAGE([.B611:.B6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AVERAGE([.B612:.B6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AVERAGE([.B613:.B6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AVERAGE([.B614:.B6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AVERAGE([.B615:.B6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table:formula="of:=AVERAGE([.B616:.B6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AVERAGE([.B617:.B6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AVERAGE([.B618:.B6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formula="of:=AVERAGE([.B619:.B6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formula="of:=AVERAGE([.B620:.B6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formula="of:=AVERAGE([.B621:.B6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formula="of:=AVERAGE([.B622:.B6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AVERAGE([.B623:.B6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formula="of:=AVERAGE([.B624:.B6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AVERAGE([.B625:.B6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AVERAGE([.B626:.B6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AVERAGE([.B627:.B6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AVERAGE([.B628:.B6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AVERAGE([.B629:.B6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formula="of:=AVERAGE([.B630:.B6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AVERAGE([.B631:.B6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AVERAGE([.B632:.B6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AVERAGE([.B633:.B6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formula="of:=AVERAGE([.B634:.B6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AVERAGE([.B635:.B6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formula="of:=AVERAGE([.B636:.B6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AVERAGE([.B637:.B6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formula="of:=AVERAGE([.B638:.B6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AVERAGE([.B639:.B6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AVERAGE([.B640:.B6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AVERAGE([.B641:.B6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AVERAGE([.B642:.B6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AVERAGE([.B643:.B6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AVERAGE([.B644:.B6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AVERAGE([.B645:.B6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formula="of:=AVERAGE([.B646:.B6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AVERAGE([.B647:.B6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AVERAGE([.B648:.B6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formula="of:=AVERAGE([.B649:.B6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formula="of:=AVERAGE([.B650:.B6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AVERAGE([.B651:.B6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formula="of:=AVERAGE([.B652:.B6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formula="of:=AVERAGE([.B653:.B6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formula="of:=AVERAGE([.B654:.B6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formula="of:=AVERAGE([.B655:.B6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AVERAGE([.B656:.B6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AVERAGE([.B657:.B6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formula="of:=AVERAGE([.B658:.B6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AVERAGE([.B659:.B6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AVERAGE([.B660:.B6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formula="of:=AVERAGE([.B661:.B6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AVERAGE([.B662:.B6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AVERAGE([.B663:.B6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table:formula="of:=AVERAGE([.B664:.B6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table:formula="of:=AVERAGE([.B665:.B6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AVERAGE([.B666:.B6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AVERAGE([.B667:.B6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formula="of:=AVERAGE([.B668:.B6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table:formula="of:=AVERAGE([.B669:.B6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formula="of:=AVERAGE([.B670:.B6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AVERAGE([.B671:.B7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AVERAGE([.B672:.B7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formula="of:=AVERAGE([.B673:.B7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AVERAGE([.B674:.B7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formula="of:=AVERAGE([.B675:.B7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AVERAGE([.B676:.B7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AVERAGE([.B677:.B7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AVERAGE([.B678:.B7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formula="of:=AVERAGE([.B679:.B7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table:formula="of:=AVERAGE([.B680:.B7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table:formula="of:=AVERAGE([.B681:.B7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formula="of:=AVERAGE([.B682:.B7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AVERAGE([.B683:.B7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formula="of:=AVERAGE([.B684:.B7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formula="of:=AVERAGE([.B685:.B7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AVERAGE([.B686:.B7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table:formula="of:=AVERAGE([.B687:.B7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AVERAGE([.B688:.B7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AVERAGE([.B689:.B7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AVERAGE([.B690:.B7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AVERAGE([.B691:.B7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AVERAGE([.B692:.B7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AVERAGE([.B693:.B7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AVERAGE([.B694:.B7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AVERAGE([.B695:.B7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AVERAGE([.B696:.B7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formula="of:=AVERAGE([.B697:.B7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table:formula="of:=AVERAGE([.B698:.B7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formula="of:=AVERAGE([.B699:.B7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formula="of:=AVERAGE([.B700:.B7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AVERAGE([.B701:.B7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formula="of:=AVERAGE([.B702:.B7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AVERAGE([.B703:.B7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table:formula="of:=AVERAGE([.B704:.B7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formula="of:=AVERAGE([.B705:.B7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formula="of:=AVERAGE([.B706:.B7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formula="of:=AVERAGE([.B707:.B7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formula="of:=AVERAGE([.B708:.B7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table:formula="of:=AVERAGE([.B709:.B7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table:formula="of:=AVERAGE([.B710:.B7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AVERAGE([.B711:.B7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formula="of:=AVERAGE([.B712:.B7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AVERAGE([.B713:.B7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AVERAGE([.B714:.B7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table:formula="of:=AVERAGE([.B715:.B7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AVERAGE([.B716:.B7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formula="of:=AVERAGE([.B717:.B7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formula="of:=AVERAGE([.B718:.B7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formula="of:=AVERAGE([.B719:.B7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formula="of:=AVERAGE([.B720:.B7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formula="of:=AVERAGE([.B721:.B7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formula="of:=AVERAGE([.B722:.B7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table:formula="of:=AVERAGE([.B723:.B7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table:formula="of:=AVERAGE([.B724:.B7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AVERAGE([.B725:.B7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formula="of:=AVERAGE([.B726:.B7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table:formula="of:=AVERAGE([.B727:.B7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formula="of:=AVERAGE([.B728:.B7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AVERAGE([.B729:.B7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formula="of:=AVERAGE([.B730:.B7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AVERAGE([.B731:.B7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formula="of:=AVERAGE([.B732:.B7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formula="of:=AVERAGE([.B733:.B7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table:formula="of:=AVERAGE([.B734:.B7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AVERAGE([.B735:.B7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formula="of:=AVERAGE([.B736:.B7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AVERAGE([.B737:.B7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AVERAGE([.B738:.B7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AVERAGE([.B739:.B7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formula="of:=AVERAGE([.B740:.B7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AVERAGE([.B741:.B7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AVERAGE([.B742:.B7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AVERAGE([.B743:.B7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AVERAGE([.B744:.B7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AVERAGE([.B745:.B7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formula="of:=AVERAGE([.B746:.B7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formula="of:=AVERAGE([.B747:.B7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AVERAGE([.B748:.B7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AVERAGE([.B749:.B7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AVERAGE([.B750:.B7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table:formula="of:=AVERAGE([.B751:.B7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AVERAGE([.B752:.B7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table:formula="of:=AVERAGE([.B753:.B7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formula="of:=AVERAGE([.B754:.B7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formula="of:=AVERAGE([.B755:.B7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AVERAGE([.B756:.B7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formula="of:=AVERAGE([.B757:.B7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table:formula="of:=AVERAGE([.B758:.B7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AVERAGE([.B759:.B7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AVERAGE([.B760:.B7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formula="of:=AVERAGE([.B761:.B7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AVERAGE([.B762:.B7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AVERAGE([.B763:.B7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table:formula="of:=AVERAGE([.B764:.B7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AVERAGE([.B765:.B7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AVERAGE([.B766:.B7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AVERAGE([.B767:.B7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AVERAGE([.B768:.B7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AVERAGE([.B769:.B7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AVERAGE([.B770:.B7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AVERAGE([.B771:.B8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AVERAGE([.B772:.B8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AVERAGE([.B773:.B8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AVERAGE([.B774:.B8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AVERAGE([.B775:.B8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AVERAGE([.B776:.B8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AVERAGE([.B777:.B8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table:formula="of:=AVERAGE([.B778:.B8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formula="of:=AVERAGE([.B779:.B8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table:formula="of:=AVERAGE([.B780:.B8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formula="of:=AVERAGE([.B781:.B8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table:formula="of:=AVERAGE([.B782:.B8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AVERAGE([.B783:.B8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table:formula="of:=AVERAGE([.B784:.B8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table:formula="of:=AVERAGE([.B785:.B8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AVERAGE([.B786:.B8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AVERAGE([.B787:.B8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AVERAGE([.B788:.B8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AVERAGE([.B789:.B8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formula="of:=AVERAGE([.B790:.B8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formula="of:=AVERAGE([.B791:.B8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table:formula="of:=AVERAGE([.B792:.B8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AVERAGE([.B793:.B8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table:formula="of:=AVERAGE([.B794:.B8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AVERAGE([.B795:.B8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table:formula="of:=AVERAGE([.B796:.B8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table:formula="of:=AVERAGE([.B797:.B8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table:formula="of:=AVERAGE([.B798:.B8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AVERAGE([.B799:.B8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formula="of:=AVERAGE([.B800:.B8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AVERAGE([.B801:.B8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AVERAGE([.B802:.B8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table:formula="of:=AVERAGE([.B803:.B8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table:formula="of:=AVERAGE([.B804:.B8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formula="of:=AVERAGE([.B805:.B8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table:formula="of:=AVERAGE([.B806:.B8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table:formula="of:=AVERAGE([.B807:.B8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table:formula="of:=AVERAGE([.B808:.B8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table:formula="of:=AVERAGE([.B809:.B8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AVERAGE([.B810:.B8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formula="of:=AVERAGE([.B811:.B8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table:formula="of:=AVERAGE([.B812:.B8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formula="of:=AVERAGE([.B813:.B8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AVERAGE([.B814:.B8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formula="of:=AVERAGE([.B815:.B8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formula="of:=AVERAGE([.B816:.B8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AVERAGE([.B817:.B8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AVERAGE([.B818:.B8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table:formula="of:=AVERAGE([.B819:.B8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formula="of:=AVERAGE([.B820:.B8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AVERAGE([.B821:.B8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AVERAGE([.B822:.B8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table:formula="of:=AVERAGE([.B823:.B8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formula="of:=AVERAGE([.B824:.B8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formula="of:=AVERAGE([.B825:.B8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AVERAGE([.B826:.B8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AVERAGE([.B827:.B8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AVERAGE([.B828:.B8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formula="of:=AVERAGE([.B829:.B8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formula="of:=AVERAGE([.B830:.B8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formula="of:=AVERAGE([.B831:.B8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AVERAGE([.B832:.B8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table:formula="of:=AVERAGE([.B833:.B8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AVERAGE([.B834:.B8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AVERAGE([.B835:.B8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AVERAGE([.B836:.B8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table:formula="of:=AVERAGE([.B837:.B8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AVERAGE([.B838:.B8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AVERAGE([.B839:.B8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formula="of:=AVERAGE([.B840:.B8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formula="of:=AVERAGE([.B841:.B8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table:formula="of:=AVERAGE([.B842:.B8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formula="of:=AVERAGE([.B843:.B8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formula="of:=AVERAGE([.B844:.B8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table:formula="of:=AVERAGE([.B845:.B8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AVERAGE([.B846:.B8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table:formula="of:=AVERAGE([.B847:.B8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table:formula="of:=AVERAGE([.B848:.B8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AVERAGE([.B849:.B8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table:formula="of:=AVERAGE([.B850:.B8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formula="of:=AVERAGE([.B851:.B8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table:formula="of:=AVERAGE([.B852:.B8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formula="of:=AVERAGE([.B853:.B8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AVERAGE([.B854:.B8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formula="of:=AVERAGE([.B855:.B8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formula="of:=AVERAGE([.B856:.B8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formula="of:=AVERAGE([.B857:.B8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AVERAGE([.B858:.B8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AVERAGE([.B859:.B8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table:formula="of:=AVERAGE([.B860:.B8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AVERAGE([.B861:.B8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AVERAGE([.B862:.B8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AVERAGE([.B863:.B8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AVERAGE([.B864:.B89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formula="of:=AVERAGE([.B865:.B89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formula="of:=AVERAGE([.B866:.B89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formula="of:=AVERAGE([.B867:.B89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table:formula="of:=AVERAGE([.B868:.B89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formula="of:=AVERAGE([.B869:.B89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formula="of:=AVERAGE([.B870:.B89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formula="of:=AVERAGE([.B871:.B90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formula="of:=AVERAGE([.B872:.B90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formula="of:=AVERAGE([.B873:.B90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table:formula="of:=AVERAGE([.B874:.B90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AVERAGE([.B875:.B90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formula="of:=AVERAGE([.B876:.B90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AVERAGE([.B877:.B90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formula="of:=AVERAGE([.B878:.B90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formula="of:=AVERAGE([.B879:.B90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AVERAGE([.B880:.B90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table:formula="of:=AVERAGE([.B881:.B9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formula="of:=AVERAGE([.B882:.B9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table:formula="of:=AVERAGE([.B883:.B9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formula="of:=AVERAGE([.B884:.B9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table:formula="of:=AVERAGE([.B885:.B9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table:formula="of:=AVERAGE([.B886:.B9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table:formula="of:=AVERAGE([.B887:.B9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AVERAGE([.B888:.B9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table:formula="of:=AVERAGE([.B889:.B9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table:formula="of:=AVERAGE([.B890:.B9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formula="of:=AVERAGE([.B891:.B9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formula="of:=AVERAGE([.B892:.B9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AVERAGE([.B893:.B9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AVERAGE([.B894:.B9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formula="of:=AVERAGE([.B895:.B9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formula="of:=AVERAGE([.B896:.B9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table:formula="of:=AVERAGE([.B897:.B9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formula="of:=AVERAGE([.B898:.B9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formula="of:=AVERAGE([.B899:.B9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table:formula="of:=AVERAGE([.B900:.B9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AVERAGE([.B901:.B9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formula="of:=AVERAGE([.B902:.B9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formula="of:=AVERAGE([.B903:.B9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formula="of:=AVERAGE([.B904:.B9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formula="of:=AVERAGE([.B905:.B9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formula="of:=AVERAGE([.B906:.B9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formula="of:=AVERAGE([.B907:.B9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AVERAGE([.B908:.B9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formula="of:=AVERAGE([.B909:.B9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AVERAGE([.B910:.B9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table:formula="of:=AVERAGE([.B911:.B9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formula="of:=AVERAGE([.B912:.B9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formula="of:=AVERAGE([.B913:.B9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formula="of:=AVERAGE([.B914:.B9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formula="of:=AVERAGE([.B915:.B9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AVERAGE([.B916:.B9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table:formula="of:=AVERAGE([.B917:.B9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formula="of:=AVERAGE([.B918:.B94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AVERAGE([.B919:.B94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table:formula="of:=AVERAGE([.B920:.B94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table:formula="of:=AVERAGE([.B921:.B95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table:formula="of:=AVERAGE([.B922:.B9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table:formula="of:=AVERAGE([.B923:.B95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table:formula="of:=AVERAGE([.B924:.B95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table:formula="of:=AVERAGE([.B925:.B95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table:formula="of:=AVERAGE([.B926:.B95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formula="of:=AVERAGE([.B927:.B95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table:formula="of:=AVERAGE([.B928:.B95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formula="of:=AVERAGE([.B929:.B9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formula="of:=AVERAGE([.B930:.B95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formula="of:=AVERAGE([.B931:.B96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table:formula="of:=AVERAGE([.B932:.B96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table:formula="of:=AVERAGE([.B933:.B96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table:formula="of:=AVERAGE([.B934:.B96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formula="of:=AVERAGE([.B935:.B96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table:formula="of:=AVERAGE([.B936:.B96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formula="of:=AVERAGE([.B937:.B96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table:formula="of:=AVERAGE([.B938:.B96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table:formula="of:=AVERAGE([.B939:.B96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formula="of:=AVERAGE([.B940:.B96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table:formula="of:=AVERAGE([.B941:.B97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table:formula="of:=AVERAGE([.B942:.B97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formula="of:=AVERAGE([.B943:.B97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table:formula="of:=AVERAGE([.B944:.B97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formula="of:=AVERAGE([.B945:.B97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 table:formula="of:=AVERAGE([.B946:.B97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table:formula="of:=AVERAGE([.B947:.B9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table:formula="of:=AVERAGE([.B948:.B97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formula="of:=AVERAGE([.B949:.B97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table:formula="of:=AVERAGE([.B950:.B97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formula="of:=AVERAGE([.B951:.B98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formula="of:=AVERAGE([.B952:.B98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formula="of:=AVERAGE([.B953:.B9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formula="of:=AVERAGE([.B954:.B98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AVERAGE([.B955:.B98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formula="of:=AVERAGE([.B956:.B98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formula="of:=AVERAGE([.B957:.B98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formula="of:=AVERAGE([.B958:.B98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table:formula="of:=AVERAGE([.B959:.B98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table:formula="of:=AVERAGE([.B960:.B98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formula="of:=AVERAGE([.B961:.B99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table:formula="of:=AVERAGE([.B962:.B9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formula="of:=AVERAGE([.B963:.B9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formula="of:=AVERAGE([.B964:.B993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table:formula="of:=AVERAGE([.B965:.B994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formula="of:=AVERAGE([.B966:.B995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table:formula="of:=AVERAGE([.B967:.B996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formula="of:=AVERAGE([.B968:.B997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formula="of:=AVERAGE([.B969:.B998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table:formula="of:=AVERAGE([.B970:.B999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table:formula="of:=AVERAGE([.B971:.B1000])" office:value-type="float" office:value="0.0333333333333333" calcext:value-type="float">
            <text:p>0.0333333333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formula="of:=AVERAGE([.B972:.B1001])" office:value-type="float" office:value="0.0344827586206897" calcext:value-type="float">
            <text:p>0.0344827586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formula="of:=AVERAGE([.B973:.B1002])" office:value-type="float" office:value="0.0357142857142857" calcext:value-type="float">
            <text:p>0.0357142857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formula="of:=AVERAGE([.B974:.B1003])" office:value-type="float" office:value="0.037037037037037" calcext:value-type="float">
            <text:p>0.037037037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table:formula="of:=AVERAGE([.B975:.B1004])" office:value-type="float" office:value="0.0384615384615385" calcext:value-type="float">
            <text:p>0.0384615385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formula="of:=AVERAGE([.B976:.B1005])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table:formula="of:=AVERAGE([.B977:.B1006])" office:value-type="float" office:value="0.0416666666666667" calcext:value-type="float">
            <text:p>0.0416666667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formula="of:=AVERAGE([.B978:.B1007])" office:value-type="float" office:value="0.0434782608695652" calcext:value-type="float">
            <text:p>0.0434782609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formula="of:=AVERAGE([.B979:.B1008])" office:value-type="float" office:value="0.0454545454545455" calcext:value-type="float">
            <text:p>0.0454545455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table:formula="of:=AVERAGE([.B980:.B1009])" office:value-type="float" office:value="0.0476190476190476" calcext:value-type="float">
            <text:p>0.0476190476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table:formula="of:=AVERAGE([.B981:.B1010])"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table:formula="of:=AVERAGE([.B982:.B1011])" office:value-type="float" office:value="0.0526315789473684" calcext:value-type="float">
            <text:p>0.0526315789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table:formula="of:=AVERAGE([.B983:.B1012])" office:value-type="float" office:value="0.0555555555555556" calcext:value-type="float">
            <text:p>0.0555555556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table:formula="of:=AVERAGE([.B984:.B1013])" office:value-type="float" office:value="0.0588235294117647" calcext:value-type="float">
            <text:p>0.058823529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formula="of:=AVERAGE([.B985:.B1014])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table:formula="of:=AVERAGE([.B986:.B1015])" office:value-type="float" office:value="0.0666666666666667" calcext:value-type="float">
            <text:p>0.0666666667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formula="of:=AVERAGE([.B987:.B1016])" office:value-type="float" office:value="0.0714285714285714" calcext:value-type="float">
            <text:p>0.0714285714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table:formula="of:=AVERAGE([.B988:.B1017])" office:value-type="float" office:value="0.0769230769230769" calcext:value-type="float">
            <text:p>0.0769230769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table:formula="of:=AVERAGE([.B989:.B1018])" office:value-type="float" office:value="0.0833333333333333" calcext:value-type="float">
            <text:p>0.0833333333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formula="of:=AVERAGE([.B990:.B1019])" office:value-type="float" office:value="0.0909090909090909" calcext:value-type="float">
            <text:p>0.0909090909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formula="of:=AVERAGE([.B991:.B1020])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formula="of:=AVERAGE([.B992:.B1021])"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formula="of:=AVERAGE([.B993:.B1022])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formula="of:=AVERAGE([.B994:.B10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table:formula="of:=AVERAGE([.B995:.B10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table:formula="of:=AVERAGE([.B996:.B10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formula="of:=AVERAGE([.B997:.B10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formula="of:=AVERAGE([.B998:.B10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AVERAGE([.B999:.B10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table:formula="of:=AVERAGE([.B1000:.B1029])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'nc4-13'.A1:'nc4-13'.B1048576" table:contains-header="false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27:40.518461778</meta:creation-date>
    <dc:date>2017-06-14T14:37:19.047945559</dc:date>
    <meta:editing-duration>PT9M46S</meta:editing-duration>
    <meta:editing-cycles>2</meta:editing-cycles>
    <meta:generator>LibreOffice/5.1.6.2$Linux_X86_64 LibreOffice_project/10m0$Build-2</meta:generator>
    <meta:document-statistic meta:table-count="1" meta:cell-count="33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745cm" svg:height="12.512cm" xlink:href=".." xlink:type="simple" chart:class="chart:scatter" chart:style-name="ch1">
        <chart:legend chart:legend-position="end" svg:x="23.629cm" svg:y="5.877cm" style:legend-expansion="high" chart:style-name="ch2"/>
        <chart:plot-area chart:style-name="ch3" table:cell-range-address="'nc4-13'.A1:'nc4-13'.A353 'nc4-13'.C1:'nc4-13'.C353" svg:x="0.514cm" svg:y="0.25cm" svg:width="22.601cm" svg:height="12.012cm">
          <chartooo:coordinate-region svg:x="0.95cm" svg:y="0.449cm" svg:width="21.886cm" svg:height="11.1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4-13'.C1:'nc4-13'.C353" chart:class="chart:scatter">
            <chart:domain table:cell-range-address="'nc4-13'.A1:'nc4-13'.A353"/>
            <chart:data-point chart:repeated="3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c4-13'.A1:'nc4-13'.A353</svg:desc>
                </draw:g>
              </table:table-cell>
              <table:table-cell office:value-type="float" office:value="1.83333333333333">
                <text:p>1.83333333333333</text:p>
                <draw:g>
                  <svg:desc>'nc4-13'.C1:'nc4-13'.C3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43333333333333">
                <text:p>4.4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.63333333333333">
                <text:p>5.6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.63333333333333">
                <text:p>5.6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53333333333333">
                <text:p>3.5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53333333333333">
                <text:p>3.5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43333333333333">
                <text:p>2.4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43333333333333">
                <text:p>2.4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43333333333333">
                <text:p>1.4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56666666666667">
                <text:p>1.5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56666666666667">
                <text:p>1.5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34cm" svg:height="15.141cm" xlink:href=".." xlink:type="simple" chart:class="chart:scatter" chart:style-name="ch1">
        <chart:legend chart:legend-position="end" svg:x="25.418cm" svg:y="7.191cm" style:legend-expansion="high" chart:style-name="ch2"/>
        <chart:plot-area chart:style-name="ch3" table:cell-range-address="'nc4-13'.A50:'nc4-13'.A250 'nc4-13'.D50:'nc4-13'.D250" svg:x="0.55cm" svg:y="0.302cm" svg:width="24.318cm" svg:height="14.537cm">
          <chartooo:coordinate-region svg:x="1.092cm" svg:y="0.501cm" svg:width="23.496cm" svg:height="14.1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c4-13'.D50:'nc4-13'.D250" chart:class="chart:scatter">
            <chart:domain table:cell-range-address="'nc4-13'.A50:'nc4-13'.A250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'nc4-13'.A50:'nc4-13'.A250</svg:desc>
                </draw:g>
              </table:table-cell>
              <table:table-cell office:value-type="float" office:value="0.773189888233482">
                <text:p>0.773189888233482</text:p>
                <draw:g>
                  <svg:desc>'nc4-13'.D50:'nc4-13'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773189888233482">
                <text:p>0.773189888233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0.847297860387204">
                <text:p>0.847297860387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0.847297860387204">
                <text:p>0.84729786038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0.641853886172395">
                <text:p>0.641853886172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0.641853886172395">
                <text:p>0.641853886172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0.725937003382936">
                <text:p>0.725937003382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0.725937003382936">
                <text:p>0.725937003382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0.510825623765991">
                <text:p>0.510825623765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.510825623765991">
                <text:p>0.510825623765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">
                <text:p>59</text:p>
              </table:table-cell>
              <table:table-cell office:value-type="float" office:value="0.606135803570315">
                <text:p>0.606135803570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06135803570315">
                <text:p>0.606135803570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0.550046336919272">
                <text:p>0.5500463369192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550046336919272">
                <text:p>0.550046336919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0.42744401482694">
                <text:p>0.42744401482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0.470003629245736">
                <text:p>0.4700036292457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0.470003629245736">
                <text:p>0.470003629245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">
                <text:p>69</text:p>
              </table:table-cell>
              <table:table-cell office:value-type="float" office:value="0.360002734031407">
                <text:p>0.360002734031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0.360002734031407">
                <text:p>0.360002734031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">
                <text:p>71</text:p>
              </table:table-cell>
              <table:table-cell office:value-type="float" office:value="0.448950220047903">
                <text:p>0.448950220047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0.448950220047903">
                <text:p>0.448950220047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0.182321556793955">
                <text:p>0.1823215567939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0.182321556793955">
                <text:p>0.182321556793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  <table:table-cell office:value-type="float" office:value="0.336472236621213">
                <text:p>0.336472236621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">
                <text:p>76</text:p>
              </table:table-cell>
              <table:table-cell office:value-type="float" office:value="0.336472236621213">
                <text:p>0.336472236621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">
                <text:p>79</text:p>
              </table:table-cell>
              <table:table-cell office:value-type="float" office:value="0.209720530982069">
                <text:p>0.209720530982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0.209720530982069">
                <text:p>0.209720530982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0.0645385211375712">
                <text:p>0.0645385211375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">
                <text:p>82</text:p>
              </table:table-cell>
              <table:table-cell office:value-type="float" office:value="0.0645385211375712">
                <text:p>0.0645385211375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">
                <text:p>83</text:p>
              </table:table-cell>
              <table:table-cell office:value-type="float" office:value="0.154150679827258">
                <text:p>0.154150679827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">
                <text:p>84</text:p>
              </table:table-cell>
              <table:table-cell office:value-type="float" office:value="0.154150679827258">
                <text:p>0.154150679827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">
                <text:p>87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">
                <text:p>88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">
                <text:p>89</text:p>
              </table:table-cell>
              <table:table-cell office:value-type="float" office:value="-0.0689928714869514">
                <text:p>-0.0689928714869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-0.0689928714869514">
                <text:p>-0.06899287148695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">
                <text:p>91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">
                <text:p>92</text:p>
              </table:table-cell>
              <table:table-cell office:value-type="float" office:value="0.0953101798043249">
                <text:p>0.0953101798043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">
                <text:p>93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">
                <text:p>94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">
                <text:p>101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">
                <text:p>102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">
                <text:p>103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">
                <text:p>104</text:p>
              </table:table-cell>
              <table:table-cell office:value-type="float" office:value="-0.0339015516756813">
                <text:p>-0.03390155167568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">
                <text:p>105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6">
                <text:p>106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">
                <text:p>107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8">
                <text:p>108</text:p>
              </table:table-cell>
              <table:table-cell office:value-type="float" office:value="-0.182321556793955">
                <text:p>-0.1823215567939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">
                <text:p>109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">
                <text:p>110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">
                <text:p>111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">
                <text:p>112</text:p>
              </table:table-cell>
              <table:table-cell office:value-type="float" office:value="-0.265703165733006">
                <text:p>-0.2657031657330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">
                <text:p>113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4">
                <text:p>114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">
                <text:p>115</text:p>
              </table:table-cell>
              <table:table-cell office:value-type="float" office:value="-0.31015492830384">
                <text:p>-0.31015492830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">
                <text:p>116</text:p>
              </table:table-cell>
              <table:table-cell office:value-type="float" office:value="-0.31015492830384">
                <text:p>-0.310154928303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7">
                <text:p>117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">
                <text:p>118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9">
                <text:p>119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">
                <text:p>120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1">
                <text:p>121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2">
                <text:p>122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">
                <text:p>123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4">
                <text:p>124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6">
                <text:p>126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">
                <text:p>127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8">
                <text:p>128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9">
                <text:p>129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0">
                <text:p>130</text:p>
              </table:table-cell>
              <table:table-cell office:value-type="float" office:value="-0.456758402495715">
                <text:p>-0.456758402495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1">
                <text:p>131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">
                <text:p>132</text:p>
              </table:table-cell>
              <table:table-cell office:value-type="float" office:value="-0.405465108108164">
                <text:p>-0.4054651081081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">
                <text:p>133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">
                <text:p>134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">
                <text:p>135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">
                <text:p>136</text:p>
              </table:table-cell>
              <table:table-cell office:value-type="float" office:value="-0.510825623765991">
                <text:p>-0.510825623765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">
                <text:p>137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8">
                <text:p>138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9">
                <text:p>139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0">
                <text:p>140</text:p>
              </table:table-cell>
              <table:table-cell office:value-type="float" office:value="-0.628608659422374">
                <text:p>-0.6286086594223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">
                <text:p>141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2">
                <text:p>142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3">
                <text:p>143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4">
                <text:p>144</text:p>
              </table:table-cell>
              <table:table-cell office:value-type="float" office:value="-0.762140052046897">
                <text:p>-0.762140052046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">
                <text:p>145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">
                <text:p>146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">
                <text:p>147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">
                <text:p>148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9">
                <text:p>149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">
                <text:p>150</text:p>
              </table:table-cell>
              <table:table-cell office:value-type="float" office:value="-1.09861228866811">
                <text:p>-1.098612288668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1">
                <text:p>151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2">
                <text:p>152</text:p>
              </table:table-cell>
              <table:table-cell office:value-type="float" office:value="-1.00330210886378">
                <text:p>-1.003302108863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3">
                <text:p>153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4">
                <text:p>154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">
                <text:p>155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6">
                <text:p>156</text:p>
              </table:table-cell>
              <table:table-cell office:value-type="float" office:value="-1.20397280432594">
                <text:p>-1.203972804325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7">
                <text:p>157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8">
                <text:p>15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9">
                <text:p>159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0">
                <text:p>16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1">
                <text:p>161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2">
                <text:p>16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3">
                <text:p>163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4">
                <text:p>16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">
                <text:p>165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6">
                <text:p>16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7">
                <text:p>167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">
                <text:p>16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9">
                <text:p>169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">
                <text:p>170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">
                <text:p>171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2">
                <text:p>17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3">
                <text:p>173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4">
                <text:p>17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5">
                <text:p>175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6">
                <text:p>17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7">
                <text:p>177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8">
                <text:p>17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9">
                <text:p>179</text:p>
              </table:table-cell>
              <table:table-cell office:value-type="float" office:value="-1.79175946922806">
                <text:p>-1.79175946922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0">
                <text:p>180</text:p>
              </table:table-cell>
              <table:table-cell office:value-type="float" office:value="-1.79175946922806">
                <text:p>-1.791759469228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1">
                <text:p>181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2">
                <text:p>18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3">
                <text:p>183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4">
                <text:p>184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5">
                <text:p>185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6">
                <text:p>18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7">
                <text:p>187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8">
                <text:p>18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9">
                <text:p>189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">
                <text:p>19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1">
                <text:p>191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2">
                <text:p>192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3">
                <text:p>193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4">
                <text:p>19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5">
                <text:p>195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6">
                <text:p>196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7">
                <text:p>197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8">
                <text:p>198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9">
                <text:p>199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">
                <text:p>200</text:p>
              </table:table-cell>
              <table:table-cell office:value-type="float" office:value="-2.01490302054226">
                <text:p>-2.014903020542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">
                <text:p>201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2">
                <text:p>202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3">
                <text:p>203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4">
                <text:p>204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5">
                <text:p>205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6">
                <text:p>20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7">
                <text:p>207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8">
                <text:p>20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9">
                <text:p>209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0">
                <text:p>210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1">
                <text:p>211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2">
                <text:p>212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3">
                <text:p>213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4">
                <text:p>214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5">
                <text:p>215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6">
                <text:p>216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">
                <text:p>217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8">
                <text:p>218</text:p>
              </table:table-cell>
              <table:table-cell office:value-type="float" office:value="-3.40119738166216">
                <text:p>-3.401197381662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9">
                <text:p>219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0">
                <text:p>220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1">
                <text:p>221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2">
                <text:p>22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3">
                <text:p>223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4">
                <text:p>22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5">
                <text:p>225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6">
                <text:p>226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7">
                <text:p>227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8">
                <text:p>228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9">
                <text:p>229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0">
                <text:p>230</text:p>
              </table:table-cell>
              <table:table-cell office:value-type="float" office:value="-2.70805020110221">
                <text:p>-2.708050201102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1">
                <text:p>231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2">
                <text:p>23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3">
                <text:p>233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4">
                <text:p>23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5">
                <text:p>235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6">
                <text:p>23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7">
                <text:p>237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8">
                <text:p>23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9">
                <text:p>239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0">
                <text:p>240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1">
                <text:p>241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2">
                <text:p>242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3">
                <text:p>243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4">
                <text:p>244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5">
                <text:p>245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6">
                <text:p>246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7">
                <text:p>247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8">
                <text:p>248</text:p>
              </table:table-cell>
              <table:table-cell office:value-type="float" office:value="-2.30258509299405">
                <text:p>-2.302585092994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9">
                <text:p>249</text:p>
              </table:table-cell>
              <table:table-cell office:value-type="float" office:value="-3.40119738166216">
                <text:p>-3.40119738166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